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be5d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312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843c0c" draw:opacity="100%" draw:stroke="solid" svg:stroke-width="0.03125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e2f0d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e2f0d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385723" draw:opacity="100%" draw:stroke="solid" svg:stroke-width="0.03125in" svg:stroke-color="#c5e0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deebf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1f4e79" draw:opacity="100%" draw:stroke="solid" svg:stroke-width="0.03125in" svg:stroke-color="#bdd7e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312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312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3682a" style:text-line-through-type="none" style:text-line-through-style="none" style:text-line-through-width="auto" style:text-line-through-color="font-color" style:text-position="0% 100%" fo:font-family="Arial Black" style:font-family-complex="Aharoni" style:font-family-generic="swiss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3682a" style:text-line-through-type="none" style:text-line-through-style="none" style:text-line-through-width="auto" style:text-line-through-color="font-color" style:text-position="0% 100%" fo:font-family="Arial Black" style:font-family-complex="Aharoni" style:font-family-generic="swiss" style:font-pitch="variable" style:font-pitch-complex="variable" fo:font-size="0.5in" style:font-size-asian="0.5in" style:font-size-complex="0.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312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1389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312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7030a0" draw:opacity="100%" draw:stroke="solid" svg:stroke-width="0.01389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3125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fo:clip="rect(0in, 0in, 0in, 0in)" draw:stroke="none"/>
    </style:style>
    <style:style style:family="graphic" style:name="a469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56" draw:master-page-name="Master1-Layout1-title-Diapositiva-de-título" presentation:presentation-page-layout-name="Master1-PPL1" draw:id="Slide-256">
        <draw:custom-shape svg:x="0.59in" svg:y="3.01502in" svg:width="2.95in" svg:height="1.36in" draw:id="id63" draw:style-name="a360" draw:name="Rectángulo: esquinas redondeadas 2">
          <svg:title/>
          <svg:desc/>
          <text:p text:style-name="a359" text:class-names="" text:cond-style-name=""><text:span text:style-name="a357" text:class-names="">Content Creator</text:span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06667in" svg:y="3.01502in" svg:width="2.87in" svg:height="1.36in" draw:id="id64" draw:style-name="a364" draw:name="Rectángulo: esquinas redondeadas 4">
          <svg:title/>
          <svg:desc/>
          <text:p text:style-name="a363" text:class-names="" text:cond-style-name=""><text:span text:style-name="a361" text:class-names="">Artifacts</text:span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46333in" svg:y="3.01502in" svg:width="2.95in" svg:height="1.36in" draw:id="id65" draw:style-name="a368" draw:name="Rectángulo: esquinas redondeadas 5">
          <svg:title/>
          <svg:desc/>
          <text:p text:style-name="a367" text:class-names="" text:cond-style-name=""><text:span text:style-name="a365" text:class-names="">Content Consumer</text:span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985in" svg:y="3.38502in" svg:width="0.83in" svg:height="0.62in" draw:id="id66" draw:style-name="a371" draw:name="Flecha: a la derecha 6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5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50731in" svg:y="5.11534in" svg:width="0.303in" svg:height="0.22216in" draw:id="id67" draw:style-name="a374" draw:name="Flecha: a la derecha 3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14601in" svg:y="4.76768in" svg:width="0.79in" svg:height="1.04023in" draw:id="id68" draw:style-name="a377" draw:name="Rectángulo: esquinas superiores, una redondeada y la otra cortada 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32223"/>
            <draw:equation draw:name="f12" draw:formula="?f7 / 21600"/>
            <draw:equation draw:name="f13" draw:formula="?f6 / 21600"/>
            <draw:equation draw:name="f14" draw:formula="21600 * ?f7"/>
            <draw:equation draw:name="f15" draw:formula="21600 * ?f6"/>
            <draw:equation draw:name="f16" draw:formula="min(?f13, ?f12)"/>
            <draw:equation draw:name="f17" draw:formula="?f14 / ?f8"/>
            <draw:equation draw:name="f18" draw:formula="?f15 / ?f8"/>
            <draw:equation draw:name="f19" draw:formula="?f18 - ?f10"/>
            <draw:equation draw:name="f20" draw:formula="?f17 - ?f10"/>
            <draw:equation draw:name="f21" draw:formula="min(?f20, ?f19)"/>
            <draw:equation draw:name="f22" draw:formula="?f21 * ?f10"/>
            <draw:equation draw:name="f23" draw:formula="?f21 * ?f11"/>
            <draw:equation draw:name="f24" draw:formula="?f22 / 100000"/>
            <draw:equation draw:name="f25" draw:formula="?f23 / 100000"/>
            <draw:equation draw:name="f26" draw:formula="?f17 - ?f25"/>
            <draw:equation draw:name="f27" draw:formula="?f24 * 29289"/>
            <draw:equation draw:name="f28" draw:formula="?f24 * ?f16"/>
            <draw:equation draw:name="f29" draw:formula="?f27 / 100000"/>
            <draw:equation draw:name="f30" draw:formula="?f26 + ?f17"/>
            <draw:equation draw:name="f31" draw:formula="?f30 / 2"/>
            <draw:equation draw:name="f32" draw:formula="21550000 - ?f1"/>
            <draw:equation draw:name="f33" draw:formula="if(?f32, ?f1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8"/>
            <draw:equation draw:name="f43" draw:formula="sin(?f39)"/>
            <draw:equation draw:name="f44" draw:formula="0 - ?f43"/>
            <draw:equation draw:name="f45" draw:formula="?f44 * ?f28"/>
            <draw:equation draw:name="f46" draw:formula="sqrt(?f42 * ?f42 + ?f45 * ?f45 + 0 * 0)"/>
            <draw:equation draw:name="f47" draw:formula="?f28 * ?f28 / ?f46"/>
            <draw:equation draw:name="f48" draw:formula="?f44 * ?f47"/>
            <draw:equation draw:name="f49" draw:formula="?f10 - ?f48"/>
            <draw:equation draw:name="f50" draw:formula="?f41 * ?f47"/>
            <draw:equation draw:name="f51" draw:formula="?f24 - ?f50"/>
            <draw:equation draw:name="f52" draw:formula="?f49 - ?f28"/>
            <draw:equation draw:name="f53" draw:formula="?f51 - ?f28"/>
            <draw:equation draw:name="f54" draw:formula="?f49 + ?f28"/>
            <draw:equation draw:name="f55" draw:formula="?f51 + ?f28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8"/>
            <draw:equation draw:name="f62" draw:formula="sin(?f58)"/>
            <draw:equation draw:name="f63" draw:formula="0 - ?f62"/>
            <draw:equation draw:name="f64" draw:formula="?f63 * ?f28"/>
            <draw:equation draw:name="f65" draw:formula="sqrt(?f61 * ?f61 + ?f64 * ?f64 + 0 * 0)"/>
            <draw:equation draw:name="f66" draw:formula="?f28 * ?f28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0, ?f52)"/>
            <draw:equation draw:name="f72" draw:formula="if(?f35, ?f24, ?f53)"/>
            <draw:equation draw:name="f73" draw:formula="if(?f35, ?f10, ?f54)"/>
            <draw:equation draw:name="f74" draw:formula="if(?f35, ?f24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</draw:enhanced-geometry>
        </draw:custom-shape>
        <draw:custom-shape svg:width="0.33263in" svg:height="0.1274in" draw:id="id69" draw:style-name="a381" draw:transform="translate(-0.16631in -0.0637in) rotate(-3.92699) translate(4.73368in 4.97101in)" draw:name="Triángulo isósceles 15">
          <svg:title/>
          <svg:desc/>
          <text:p text:style-name="a380" text:class-names="" text:cond-style-name=""><text:span text:style-name="a378" text:class-names=""><text:s text:c="2"/></text:span><text:span text:style-name="a379" text:class-names=""/></text:p>
          <draw:enhanced-geometry xmlns:dr3d="urn:oasis:names:tc:opendocument:xmlns:dr3d:1.0" draw:type="non-primitive" svg:viewBox="0 0 1337462 283464" draw:enhanced-path="M ?f0 ?f2 C ?f3 ?f4 ?f5 ?f6 ?f7 ?f0 ?f8 ?f9 ?f10 ?f4 ?f1 ?f2 L ?f0 ?f2 Z N" draw:text-areas="?f25 ?f27 ?f26 ?f28" draw:glue-points="?f29 ?f30 ?f31 ?f32 ?f33 ?f30 ?f29 ?f30" draw:glue-point-leaving-directions="-90, -90, -90, -90">
            <draw:equation draw:name="f0" draw:formula="0"/>
            <draw:equation draw:name="f1" draw:formula="1337462"/>
            <draw:equation draw:name="f2" draw:formula="283464"/>
            <draw:equation draw:name="f3" draw:formula="225958"/>
            <draw:equation draw:name="f4" draw:formula="188976"/>
            <draw:equation draw:name="f5" draw:formula="415023"/>
            <draw:equation draw:name="f6" draw:formula="151919"/>
            <draw:equation draw:name="f7" draw:formula="677875"/>
            <draw:equation draw:name="f8" draw:formula="896582"/>
            <draw:equation draw:name="f9" draw:formula="190806"/>
            <draw:equation draw:name="f10" draw:formula="1117600"/>
            <draw:equation draw:name="f11" draw:formula="?f2 - ?f0"/>
            <draw:equation draw:name="f12" draw:formula="?f1 - ?f0"/>
            <draw:equation draw:name="f13" draw:formula="?f12 / 1337462"/>
            <draw:equation draw:name="f14" draw:formula="?f11 / 283464"/>
            <draw:equation draw:name="f15" draw:formula="0 * ?f12"/>
            <draw:equation draw:name="f16" draw:formula="1337462 * ?f12"/>
            <draw:equation draw:name="f17" draw:formula="283464 * ?f11"/>
            <draw:equation draw:name="f18" draw:formula="677875 * ?f12"/>
            <draw:equation draw:name="f19" draw:formula="0 * ?f11"/>
            <draw:equation draw:name="f20" draw:formula="?f15 / 1337462"/>
            <draw:equation draw:name="f21" draw:formula="?f16 / 1337462"/>
            <draw:equation draw:name="f22" draw:formula="?f17 / 283464"/>
            <draw:equation draw:name="f23" draw:formula="?f18 / 1337462"/>
            <draw:equation draw:name="f24" draw:formula="?f19 / 283464"/>
            <draw:equation draw:name="f25" draw:formula="?f0 / ?f13"/>
            <draw:equation draw:name="f26" draw:formula="?f1 / ?f13"/>
            <draw:equation draw:name="f27" draw:formula="?f0 / ?f14"/>
            <draw:equation draw:name="f28" draw:formula="?f2 / ?f14"/>
            <draw:equation draw:name="f29" draw:formula="?f20 / ?f13"/>
            <draw:equation draw:name="f30" draw:formula="?f22 / ?f14"/>
            <draw:equation draw:name="f31" draw:formula="?f23 / ?f13"/>
            <draw:equation draw:name="f32" draw:formula="?f24 / ?f14"/>
            <draw:equation draw:name="f33" draw:formula="?f21 / ?f13"/>
          </draw:enhanced-geometry>
        </draw:custom-shape>
        <draw:custom-shape svg:x="3.92534in" svg:y="5.13365in" svg:width="0.606in" svg:height="0.29427in" draw:id="id70" draw:style-name="a385" draw:name="Rectángulo 16">
          <svg:title/>
          <svg:desc/>
          <text:p text:style-name="a384" text:class-names="" text:cond-style-name=""><text:span text:style-name="a382" text:class-names="">DOC</text:span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0699in" svg:y="5.11534in" svg:width="0.303in" svg:height="0.22216in" draw:id="id71" draw:style-name="a388" draw:name="Flecha: a la derecha 18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94569in" svg:y="4.76768in" svg:width="0.79in" svg:height="1.04023in" draw:id="id72" draw:style-name="a391" draw:name="Rectángulo: esquinas superiores, una redondeada y la otra cortada 19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32223"/>
            <draw:equation draw:name="f12" draw:formula="?f7 / 21600"/>
            <draw:equation draw:name="f13" draw:formula="?f6 / 21600"/>
            <draw:equation draw:name="f14" draw:formula="21600 * ?f7"/>
            <draw:equation draw:name="f15" draw:formula="21600 * ?f6"/>
            <draw:equation draw:name="f16" draw:formula="min(?f13, ?f12)"/>
            <draw:equation draw:name="f17" draw:formula="?f14 / ?f8"/>
            <draw:equation draw:name="f18" draw:formula="?f15 / ?f8"/>
            <draw:equation draw:name="f19" draw:formula="?f18 - ?f10"/>
            <draw:equation draw:name="f20" draw:formula="?f17 - ?f10"/>
            <draw:equation draw:name="f21" draw:formula="min(?f20, ?f19)"/>
            <draw:equation draw:name="f22" draw:formula="?f21 * ?f10"/>
            <draw:equation draw:name="f23" draw:formula="?f21 * ?f11"/>
            <draw:equation draw:name="f24" draw:formula="?f22 / 100000"/>
            <draw:equation draw:name="f25" draw:formula="?f23 / 100000"/>
            <draw:equation draw:name="f26" draw:formula="?f17 - ?f25"/>
            <draw:equation draw:name="f27" draw:formula="?f24 * 29289"/>
            <draw:equation draw:name="f28" draw:formula="?f24 * ?f16"/>
            <draw:equation draw:name="f29" draw:formula="?f27 / 100000"/>
            <draw:equation draw:name="f30" draw:formula="?f26 + ?f17"/>
            <draw:equation draw:name="f31" draw:formula="?f30 / 2"/>
            <draw:equation draw:name="f32" draw:formula="21550000 - ?f1"/>
            <draw:equation draw:name="f33" draw:formula="if(?f32, ?f1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8"/>
            <draw:equation draw:name="f43" draw:formula="sin(?f39)"/>
            <draw:equation draw:name="f44" draw:formula="0 - ?f43"/>
            <draw:equation draw:name="f45" draw:formula="?f44 * ?f28"/>
            <draw:equation draw:name="f46" draw:formula="sqrt(?f42 * ?f42 + ?f45 * ?f45 + 0 * 0)"/>
            <draw:equation draw:name="f47" draw:formula="?f28 * ?f28 / ?f46"/>
            <draw:equation draw:name="f48" draw:formula="?f44 * ?f47"/>
            <draw:equation draw:name="f49" draw:formula="?f10 - ?f48"/>
            <draw:equation draw:name="f50" draw:formula="?f41 * ?f47"/>
            <draw:equation draw:name="f51" draw:formula="?f24 - ?f50"/>
            <draw:equation draw:name="f52" draw:formula="?f49 - ?f28"/>
            <draw:equation draw:name="f53" draw:formula="?f51 - ?f28"/>
            <draw:equation draw:name="f54" draw:formula="?f49 + ?f28"/>
            <draw:equation draw:name="f55" draw:formula="?f51 + ?f28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8"/>
            <draw:equation draw:name="f62" draw:formula="sin(?f58)"/>
            <draw:equation draw:name="f63" draw:formula="0 - ?f62"/>
            <draw:equation draw:name="f64" draw:formula="?f63 * ?f28"/>
            <draw:equation draw:name="f65" draw:formula="sqrt(?f61 * ?f61 + ?f64 * ?f64 + 0 * 0)"/>
            <draw:equation draw:name="f66" draw:formula="?f28 * ?f28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0, ?f52)"/>
            <draw:equation draw:name="f72" draw:formula="if(?f35, ?f24, ?f53)"/>
            <draw:equation draw:name="f73" draw:formula="if(?f35, ?f10, ?f54)"/>
            <draw:equation draw:name="f74" draw:formula="if(?f35, ?f24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</draw:enhanced-geometry>
        </draw:custom-shape>
        <draw:custom-shape svg:width="0.33263in" svg:height="0.1274in" draw:id="id73" draw:style-name="a395" draw:transform="translate(-0.16631in -0.0637in) rotate(-3.92699) translate(5.53335in 4.97101in)" draw:name="Triángulo isósceles 15">
          <svg:title/>
          <svg:desc/>
          <text:p text:style-name="a394" text:class-names="" text:cond-style-name=""><text:span text:style-name="a392" text:class-names=""><text:s text:c="2"/></text:span><text:span text:style-name="a393" text:class-names=""/></text:p>
          <draw:enhanced-geometry xmlns:dr3d="urn:oasis:names:tc:opendocument:xmlns:dr3d:1.0" draw:type="non-primitive" svg:viewBox="0 0 1337462 283464" draw:enhanced-path="M ?f0 ?f2 C ?f3 ?f4 ?f5 ?f6 ?f7 ?f0 ?f8 ?f9 ?f10 ?f4 ?f1 ?f2 L ?f0 ?f2 Z N" draw:text-areas="?f25 ?f27 ?f26 ?f28" draw:glue-points="?f29 ?f30 ?f31 ?f32 ?f33 ?f30 ?f29 ?f30" draw:glue-point-leaving-directions="-90, -90, -90, -90">
            <draw:equation draw:name="f0" draw:formula="0"/>
            <draw:equation draw:name="f1" draw:formula="1337462"/>
            <draw:equation draw:name="f2" draw:formula="283464"/>
            <draw:equation draw:name="f3" draw:formula="225958"/>
            <draw:equation draw:name="f4" draw:formula="188976"/>
            <draw:equation draw:name="f5" draw:formula="415023"/>
            <draw:equation draw:name="f6" draw:formula="151919"/>
            <draw:equation draw:name="f7" draw:formula="677875"/>
            <draw:equation draw:name="f8" draw:formula="896582"/>
            <draw:equation draw:name="f9" draw:formula="190806"/>
            <draw:equation draw:name="f10" draw:formula="1117600"/>
            <draw:equation draw:name="f11" draw:formula="?f2 - ?f0"/>
            <draw:equation draw:name="f12" draw:formula="?f1 - ?f0"/>
            <draw:equation draw:name="f13" draw:formula="?f12 / 1337462"/>
            <draw:equation draw:name="f14" draw:formula="?f11 / 283464"/>
            <draw:equation draw:name="f15" draw:formula="0 * ?f12"/>
            <draw:equation draw:name="f16" draw:formula="1337462 * ?f12"/>
            <draw:equation draw:name="f17" draw:formula="283464 * ?f11"/>
            <draw:equation draw:name="f18" draw:formula="677875 * ?f12"/>
            <draw:equation draw:name="f19" draw:formula="0 * ?f11"/>
            <draw:equation draw:name="f20" draw:formula="?f15 / 1337462"/>
            <draw:equation draw:name="f21" draw:formula="?f16 / 1337462"/>
            <draw:equation draw:name="f22" draw:formula="?f17 / 283464"/>
            <draw:equation draw:name="f23" draw:formula="?f18 / 1337462"/>
            <draw:equation draw:name="f24" draw:formula="?f19 / 283464"/>
            <draw:equation draw:name="f25" draw:formula="?f0 / ?f13"/>
            <draw:equation draw:name="f26" draw:formula="?f1 / ?f13"/>
            <draw:equation draw:name="f27" draw:formula="?f0 / ?f14"/>
            <draw:equation draw:name="f28" draw:formula="?f2 / ?f14"/>
            <draw:equation draw:name="f29" draw:formula="?f20 / ?f13"/>
            <draw:equation draw:name="f30" draw:formula="?f22 / ?f14"/>
            <draw:equation draw:name="f31" draw:formula="?f23 / ?f13"/>
            <draw:equation draw:name="f32" draw:formula="?f24 / ?f14"/>
            <draw:equation draw:name="f33" draw:formula="?f21 / ?f13"/>
          </draw:enhanced-geometry>
        </draw:custom-shape>
        <draw:custom-shape svg:x="4.72501in" svg:y="5.13365in" svg:width="0.606in" svg:height="0.29427in" draw:id="id74" draw:style-name="a399" draw:name="Rectángulo 21">
          <svg:title/>
          <svg:desc/>
          <text:p text:style-name="a398" text:class-names="" text:cond-style-name=""><text:span text:style-name="a396" text:class-names="">PDF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0194in" svg:y="5.11534in" svg:width="0.303in" svg:height="0.22216in" draw:id="id75" draw:style-name="a402" draw:name="Flecha: a la derecha 22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74064in" svg:y="4.76768in" svg:width="0.79in" svg:height="1.04023in" draw:id="id76" draw:style-name="a405" draw:name="Rectángulo: esquinas superiores, una redondeada y la otra cortada 23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32223"/>
            <draw:equation draw:name="f12" draw:formula="?f7 / 21600"/>
            <draw:equation draw:name="f13" draw:formula="?f6 / 21600"/>
            <draw:equation draw:name="f14" draw:formula="21600 * ?f7"/>
            <draw:equation draw:name="f15" draw:formula="21600 * ?f6"/>
            <draw:equation draw:name="f16" draw:formula="min(?f13, ?f12)"/>
            <draw:equation draw:name="f17" draw:formula="?f14 / ?f8"/>
            <draw:equation draw:name="f18" draw:formula="?f15 / ?f8"/>
            <draw:equation draw:name="f19" draw:formula="?f18 - ?f10"/>
            <draw:equation draw:name="f20" draw:formula="?f17 - ?f10"/>
            <draw:equation draw:name="f21" draw:formula="min(?f20, ?f19)"/>
            <draw:equation draw:name="f22" draw:formula="?f21 * ?f10"/>
            <draw:equation draw:name="f23" draw:formula="?f21 * ?f11"/>
            <draw:equation draw:name="f24" draw:formula="?f22 / 100000"/>
            <draw:equation draw:name="f25" draw:formula="?f23 / 100000"/>
            <draw:equation draw:name="f26" draw:formula="?f17 - ?f25"/>
            <draw:equation draw:name="f27" draw:formula="?f24 * 29289"/>
            <draw:equation draw:name="f28" draw:formula="?f24 * ?f16"/>
            <draw:equation draw:name="f29" draw:formula="?f27 / 100000"/>
            <draw:equation draw:name="f30" draw:formula="?f26 + ?f17"/>
            <draw:equation draw:name="f31" draw:formula="?f30 / 2"/>
            <draw:equation draw:name="f32" draw:formula="21550000 - ?f1"/>
            <draw:equation draw:name="f33" draw:formula="if(?f32, ?f1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8"/>
            <draw:equation draw:name="f43" draw:formula="sin(?f39)"/>
            <draw:equation draw:name="f44" draw:formula="0 - ?f43"/>
            <draw:equation draw:name="f45" draw:formula="?f44 * ?f28"/>
            <draw:equation draw:name="f46" draw:formula="sqrt(?f42 * ?f42 + ?f45 * ?f45 + 0 * 0)"/>
            <draw:equation draw:name="f47" draw:formula="?f28 * ?f28 / ?f46"/>
            <draw:equation draw:name="f48" draw:formula="?f44 * ?f47"/>
            <draw:equation draw:name="f49" draw:formula="?f10 - ?f48"/>
            <draw:equation draw:name="f50" draw:formula="?f41 * ?f47"/>
            <draw:equation draw:name="f51" draw:formula="?f24 - ?f50"/>
            <draw:equation draw:name="f52" draw:formula="?f49 - ?f28"/>
            <draw:equation draw:name="f53" draw:formula="?f51 - ?f28"/>
            <draw:equation draw:name="f54" draw:formula="?f49 + ?f28"/>
            <draw:equation draw:name="f55" draw:formula="?f51 + ?f28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8"/>
            <draw:equation draw:name="f62" draw:formula="sin(?f58)"/>
            <draw:equation draw:name="f63" draw:formula="0 - ?f62"/>
            <draw:equation draw:name="f64" draw:formula="?f63 * ?f28"/>
            <draw:equation draw:name="f65" draw:formula="sqrt(?f61 * ?f61 + ?f64 * ?f64 + 0 * 0)"/>
            <draw:equation draw:name="f66" draw:formula="?f28 * ?f28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0, ?f52)"/>
            <draw:equation draw:name="f72" draw:formula="if(?f35, ?f24, ?f53)"/>
            <draw:equation draw:name="f73" draw:formula="if(?f35, ?f10, ?f54)"/>
            <draw:equation draw:name="f74" draw:formula="if(?f35, ?f24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</draw:enhanced-geometry>
        </draw:custom-shape>
        <draw:custom-shape svg:width="0.33263in" svg:height="0.1274in" draw:id="id77" draw:style-name="a409" draw:transform="translate(-0.16631in -0.0637in) rotate(-3.92699) translate(6.3283in 4.97101in)" draw:name="Triángulo isósceles 15">
          <svg:title/>
          <svg:desc/>
          <text:p text:style-name="a408" text:class-names="" text:cond-style-name=""><text:span text:style-name="a406" text:class-names=""><text:s text:c="2"/></text:span><text:span text:style-name="a407" text:class-names=""/></text:p>
          <draw:enhanced-geometry xmlns:dr3d="urn:oasis:names:tc:opendocument:xmlns:dr3d:1.0" draw:type="non-primitive" svg:viewBox="0 0 1337462 283464" draw:enhanced-path="M ?f0 ?f2 C ?f3 ?f4 ?f5 ?f6 ?f7 ?f0 ?f8 ?f9 ?f10 ?f4 ?f1 ?f2 L ?f0 ?f2 Z N" draw:text-areas="?f25 ?f27 ?f26 ?f28" draw:glue-points="?f29 ?f30 ?f31 ?f32 ?f33 ?f30 ?f29 ?f30" draw:glue-point-leaving-directions="-90, -90, -90, -90">
            <draw:equation draw:name="f0" draw:formula="0"/>
            <draw:equation draw:name="f1" draw:formula="1337462"/>
            <draw:equation draw:name="f2" draw:formula="283464"/>
            <draw:equation draw:name="f3" draw:formula="225958"/>
            <draw:equation draw:name="f4" draw:formula="188976"/>
            <draw:equation draw:name="f5" draw:formula="415023"/>
            <draw:equation draw:name="f6" draw:formula="151919"/>
            <draw:equation draw:name="f7" draw:formula="677875"/>
            <draw:equation draw:name="f8" draw:formula="896582"/>
            <draw:equation draw:name="f9" draw:formula="190806"/>
            <draw:equation draw:name="f10" draw:formula="1117600"/>
            <draw:equation draw:name="f11" draw:formula="?f2 - ?f0"/>
            <draw:equation draw:name="f12" draw:formula="?f1 - ?f0"/>
            <draw:equation draw:name="f13" draw:formula="?f12 / 1337462"/>
            <draw:equation draw:name="f14" draw:formula="?f11 / 283464"/>
            <draw:equation draw:name="f15" draw:formula="0 * ?f12"/>
            <draw:equation draw:name="f16" draw:formula="1337462 * ?f12"/>
            <draw:equation draw:name="f17" draw:formula="283464 * ?f11"/>
            <draw:equation draw:name="f18" draw:formula="677875 * ?f12"/>
            <draw:equation draw:name="f19" draw:formula="0 * ?f11"/>
            <draw:equation draw:name="f20" draw:formula="?f15 / 1337462"/>
            <draw:equation draw:name="f21" draw:formula="?f16 / 1337462"/>
            <draw:equation draw:name="f22" draw:formula="?f17 / 283464"/>
            <draw:equation draw:name="f23" draw:formula="?f18 / 1337462"/>
            <draw:equation draw:name="f24" draw:formula="?f19 / 283464"/>
            <draw:equation draw:name="f25" draw:formula="?f0 / ?f13"/>
            <draw:equation draw:name="f26" draw:formula="?f1 / ?f13"/>
            <draw:equation draw:name="f27" draw:formula="?f0 / ?f14"/>
            <draw:equation draw:name="f28" draw:formula="?f2 / ?f14"/>
            <draw:equation draw:name="f29" draw:formula="?f20 / ?f13"/>
            <draw:equation draw:name="f30" draw:formula="?f22 / ?f14"/>
            <draw:equation draw:name="f31" draw:formula="?f23 / ?f13"/>
            <draw:equation draw:name="f32" draw:formula="?f24 / ?f14"/>
            <draw:equation draw:name="f33" draw:formula="?f21 / ?f13"/>
          </draw:enhanced-geometry>
        </draw:custom-shape>
        <draw:custom-shape svg:x="5.51996in" svg:y="5.13365in" svg:width="0.606in" svg:height="0.29427in" draw:id="id78" draw:style-name="a413" draw:name="Rectángulo 25">
          <svg:title/>
          <svg:desc/>
          <text:p text:style-name="a412" text:class-names="" text:cond-style-name=""><text:span text:style-name="a410" text:class-names="">HTML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6828in" svg:y="5.13192in" svg:width="0.303in" svg:height="0.22216in" draw:id="id79" draw:style-name="a416" draw:name="Flecha: a la derecha 26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10699in" svg:y="4.78426in" svg:width="0.79in" svg:height="1.04023in" draw:id="id80" draw:style-name="a419" draw:name="Rectángulo: esquinas superiores, una redondeada y la otra cortada 27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32223"/>
            <draw:equation draw:name="f12" draw:formula="?f7 / 21600"/>
            <draw:equation draw:name="f13" draw:formula="?f6 / 21600"/>
            <draw:equation draw:name="f14" draw:formula="21600 * ?f7"/>
            <draw:equation draw:name="f15" draw:formula="21600 * ?f6"/>
            <draw:equation draw:name="f16" draw:formula="min(?f13, ?f12)"/>
            <draw:equation draw:name="f17" draw:formula="?f14 / ?f8"/>
            <draw:equation draw:name="f18" draw:formula="?f15 / ?f8"/>
            <draw:equation draw:name="f19" draw:formula="?f18 - ?f10"/>
            <draw:equation draw:name="f20" draw:formula="?f17 - ?f10"/>
            <draw:equation draw:name="f21" draw:formula="min(?f20, ?f19)"/>
            <draw:equation draw:name="f22" draw:formula="?f21 * ?f10"/>
            <draw:equation draw:name="f23" draw:formula="?f21 * ?f11"/>
            <draw:equation draw:name="f24" draw:formula="?f22 / 100000"/>
            <draw:equation draw:name="f25" draw:formula="?f23 / 100000"/>
            <draw:equation draw:name="f26" draw:formula="?f17 - ?f25"/>
            <draw:equation draw:name="f27" draw:formula="?f24 * 29289"/>
            <draw:equation draw:name="f28" draw:formula="?f24 * ?f16"/>
            <draw:equation draw:name="f29" draw:formula="?f27 / 100000"/>
            <draw:equation draw:name="f30" draw:formula="?f26 + ?f17"/>
            <draw:equation draw:name="f31" draw:formula="?f30 / 2"/>
            <draw:equation draw:name="f32" draw:formula="21550000 - ?f1"/>
            <draw:equation draw:name="f33" draw:formula="if(?f32, ?f1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8"/>
            <draw:equation draw:name="f43" draw:formula="sin(?f39)"/>
            <draw:equation draw:name="f44" draw:formula="0 - ?f43"/>
            <draw:equation draw:name="f45" draw:formula="?f44 * ?f28"/>
            <draw:equation draw:name="f46" draw:formula="sqrt(?f42 * ?f42 + ?f45 * ?f45 + 0 * 0)"/>
            <draw:equation draw:name="f47" draw:formula="?f28 * ?f28 / ?f46"/>
            <draw:equation draw:name="f48" draw:formula="?f44 * ?f47"/>
            <draw:equation draw:name="f49" draw:formula="?f10 - ?f48"/>
            <draw:equation draw:name="f50" draw:formula="?f41 * ?f47"/>
            <draw:equation draw:name="f51" draw:formula="?f24 - ?f50"/>
            <draw:equation draw:name="f52" draw:formula="?f49 - ?f28"/>
            <draw:equation draw:name="f53" draw:formula="?f51 - ?f28"/>
            <draw:equation draw:name="f54" draw:formula="?f49 + ?f28"/>
            <draw:equation draw:name="f55" draw:formula="?f51 + ?f28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8"/>
            <draw:equation draw:name="f62" draw:formula="sin(?f58)"/>
            <draw:equation draw:name="f63" draw:formula="0 - ?f62"/>
            <draw:equation draw:name="f64" draw:formula="?f63 * ?f28"/>
            <draw:equation draw:name="f65" draw:formula="sqrt(?f61 * ?f61 + ?f64 * ?f64 + 0 * 0)"/>
            <draw:equation draw:name="f66" draw:formula="?f28 * ?f28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0, ?f52)"/>
            <draw:equation draw:name="f72" draw:formula="if(?f35, ?f24, ?f53)"/>
            <draw:equation draw:name="f73" draw:formula="if(?f35, ?f10, ?f54)"/>
            <draw:equation draw:name="f74" draw:formula="if(?f35, ?f24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</draw:enhanced-geometry>
        </draw:custom-shape>
        <draw:custom-shape svg:width="0.33263in" svg:height="0.1274in" draw:id="id81" draw:style-name="a423" draw:transform="translate(-0.16631in -0.0637in) rotate(-3.92699) translate(8.69465in 4.98759in)" draw:name="Triángulo isósceles 15">
          <svg:title/>
          <svg:desc/>
          <text:p text:style-name="a422" text:class-names="" text:cond-style-name=""><text:span text:style-name="a420" text:class-names=""><text:s text:c="2"/></text:span><text:span text:style-name="a421" text:class-names=""/></text:p>
          <draw:enhanced-geometry xmlns:dr3d="urn:oasis:names:tc:opendocument:xmlns:dr3d:1.0" draw:type="non-primitive" svg:viewBox="0 0 1337462 283464" draw:enhanced-path="M ?f0 ?f2 C ?f3 ?f4 ?f5 ?f6 ?f7 ?f0 ?f8 ?f9 ?f10 ?f4 ?f1 ?f2 L ?f0 ?f2 Z N" draw:text-areas="?f25 ?f27 ?f26 ?f28" draw:glue-points="?f29 ?f30 ?f31 ?f32 ?f33 ?f30 ?f29 ?f30" draw:glue-point-leaving-directions="-90, -90, -90, -90">
            <draw:equation draw:name="f0" draw:formula="0"/>
            <draw:equation draw:name="f1" draw:formula="1337462"/>
            <draw:equation draw:name="f2" draw:formula="283464"/>
            <draw:equation draw:name="f3" draw:formula="225958"/>
            <draw:equation draw:name="f4" draw:formula="188976"/>
            <draw:equation draw:name="f5" draw:formula="415023"/>
            <draw:equation draw:name="f6" draw:formula="151919"/>
            <draw:equation draw:name="f7" draw:formula="677875"/>
            <draw:equation draw:name="f8" draw:formula="896582"/>
            <draw:equation draw:name="f9" draw:formula="190806"/>
            <draw:equation draw:name="f10" draw:formula="1117600"/>
            <draw:equation draw:name="f11" draw:formula="?f2 - ?f0"/>
            <draw:equation draw:name="f12" draw:formula="?f1 - ?f0"/>
            <draw:equation draw:name="f13" draw:formula="?f12 / 1337462"/>
            <draw:equation draw:name="f14" draw:formula="?f11 / 283464"/>
            <draw:equation draw:name="f15" draw:formula="0 * ?f12"/>
            <draw:equation draw:name="f16" draw:formula="1337462 * ?f12"/>
            <draw:equation draw:name="f17" draw:formula="283464 * ?f11"/>
            <draw:equation draw:name="f18" draw:formula="677875 * ?f12"/>
            <draw:equation draw:name="f19" draw:formula="0 * ?f11"/>
            <draw:equation draw:name="f20" draw:formula="?f15 / 1337462"/>
            <draw:equation draw:name="f21" draw:formula="?f16 / 1337462"/>
            <draw:equation draw:name="f22" draw:formula="?f17 / 283464"/>
            <draw:equation draw:name="f23" draw:formula="?f18 / 1337462"/>
            <draw:equation draw:name="f24" draw:formula="?f19 / 283464"/>
            <draw:equation draw:name="f25" draw:formula="?f0 / ?f13"/>
            <draw:equation draw:name="f26" draw:formula="?f1 / ?f13"/>
            <draw:equation draw:name="f27" draw:formula="?f0 / ?f14"/>
            <draw:equation draw:name="f28" draw:formula="?f2 / ?f14"/>
            <draw:equation draw:name="f29" draw:formula="?f20 / ?f13"/>
            <draw:equation draw:name="f30" draw:formula="?f22 / ?f14"/>
            <draw:equation draw:name="f31" draw:formula="?f23 / ?f13"/>
            <draw:equation draw:name="f32" draw:formula="?f24 / ?f14"/>
            <draw:equation draw:name="f33" draw:formula="?f21 / ?f13"/>
          </draw:enhanced-geometry>
        </draw:custom-shape>
        <draw:custom-shape svg:x="7.67828in" svg:y="5.11534in" svg:width="0.303in" svg:height="0.22216in" draw:id="id82" draw:style-name="a426" draw:name="Flecha: a la derecha 30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7.31698in" svg:y="4.76768in" svg:width="0.79in" svg:height="1.04023in" draw:id="id83" draw:style-name="a429" draw:name="Rectángulo: esquinas superiores, una redondeada y la otra cortada 31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32223"/>
            <draw:equation draw:name="f12" draw:formula="?f7 / 21600"/>
            <draw:equation draw:name="f13" draw:formula="?f6 / 21600"/>
            <draw:equation draw:name="f14" draw:formula="21600 * ?f7"/>
            <draw:equation draw:name="f15" draw:formula="21600 * ?f6"/>
            <draw:equation draw:name="f16" draw:formula="min(?f13, ?f12)"/>
            <draw:equation draw:name="f17" draw:formula="?f14 / ?f8"/>
            <draw:equation draw:name="f18" draw:formula="?f15 / ?f8"/>
            <draw:equation draw:name="f19" draw:formula="?f18 - ?f10"/>
            <draw:equation draw:name="f20" draw:formula="?f17 - ?f10"/>
            <draw:equation draw:name="f21" draw:formula="min(?f20, ?f19)"/>
            <draw:equation draw:name="f22" draw:formula="?f21 * ?f10"/>
            <draw:equation draw:name="f23" draw:formula="?f21 * ?f11"/>
            <draw:equation draw:name="f24" draw:formula="?f22 / 100000"/>
            <draw:equation draw:name="f25" draw:formula="?f23 / 100000"/>
            <draw:equation draw:name="f26" draw:formula="?f17 - ?f25"/>
            <draw:equation draw:name="f27" draw:formula="?f24 * 29289"/>
            <draw:equation draw:name="f28" draw:formula="?f24 * ?f16"/>
            <draw:equation draw:name="f29" draw:formula="?f27 / 100000"/>
            <draw:equation draw:name="f30" draw:formula="?f26 + ?f17"/>
            <draw:equation draw:name="f31" draw:formula="?f30 / 2"/>
            <draw:equation draw:name="f32" draw:formula="21550000 - ?f1"/>
            <draw:equation draw:name="f33" draw:formula="if(?f32, ?f1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8"/>
            <draw:equation draw:name="f43" draw:formula="sin(?f39)"/>
            <draw:equation draw:name="f44" draw:formula="0 - ?f43"/>
            <draw:equation draw:name="f45" draw:formula="?f44 * ?f28"/>
            <draw:equation draw:name="f46" draw:formula="sqrt(?f42 * ?f42 + ?f45 * ?f45 + 0 * 0)"/>
            <draw:equation draw:name="f47" draw:formula="?f28 * ?f28 / ?f46"/>
            <draw:equation draw:name="f48" draw:formula="?f44 * ?f47"/>
            <draw:equation draw:name="f49" draw:formula="?f10 - ?f48"/>
            <draw:equation draw:name="f50" draw:formula="?f41 * ?f47"/>
            <draw:equation draw:name="f51" draw:formula="?f24 - ?f50"/>
            <draw:equation draw:name="f52" draw:formula="?f49 - ?f28"/>
            <draw:equation draw:name="f53" draw:formula="?f51 - ?f28"/>
            <draw:equation draw:name="f54" draw:formula="?f49 + ?f28"/>
            <draw:equation draw:name="f55" draw:formula="?f51 + ?f28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8"/>
            <draw:equation draw:name="f62" draw:formula="sin(?f58)"/>
            <draw:equation draw:name="f63" draw:formula="0 - ?f62"/>
            <draw:equation draw:name="f64" draw:formula="?f63 * ?f28"/>
            <draw:equation draw:name="f65" draw:formula="sqrt(?f61 * ?f61 + ?f64 * ?f64 + 0 * 0)"/>
            <draw:equation draw:name="f66" draw:formula="?f28 * ?f28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0, ?f52)"/>
            <draw:equation draw:name="f72" draw:formula="if(?f35, ?f24, ?f53)"/>
            <draw:equation draw:name="f73" draw:formula="if(?f35, ?f10, ?f54)"/>
            <draw:equation draw:name="f74" draw:formula="if(?f35, ?f24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</draw:enhanced-geometry>
        </draw:custom-shape>
        <draw:custom-shape svg:width="0.33263in" svg:height="0.1274in" draw:id="id84" draw:style-name="a433" draw:transform="translate(-0.16631in -0.0637in) rotate(-3.92699) translate(7.90465in 4.97101in)" draw:name="Triángulo isósceles 15">
          <svg:title/>
          <svg:desc/>
          <text:p text:style-name="a432" text:class-names="" text:cond-style-name=""><text:span text:style-name="a430" text:class-names=""><text:s text:c="2"/></text:span><text:span text:style-name="a431" text:class-names=""/></text:p>
          <draw:enhanced-geometry xmlns:dr3d="urn:oasis:names:tc:opendocument:xmlns:dr3d:1.0" draw:type="non-primitive" svg:viewBox="0 0 1337462 283464" draw:enhanced-path="M ?f0 ?f2 C ?f3 ?f4 ?f5 ?f6 ?f7 ?f0 ?f8 ?f9 ?f10 ?f4 ?f1 ?f2 L ?f0 ?f2 Z N" draw:text-areas="?f25 ?f27 ?f26 ?f28" draw:glue-points="?f29 ?f30 ?f31 ?f32 ?f33 ?f30 ?f29 ?f30" draw:glue-point-leaving-directions="-90, -90, -90, -90">
            <draw:equation draw:name="f0" draw:formula="0"/>
            <draw:equation draw:name="f1" draw:formula="1337462"/>
            <draw:equation draw:name="f2" draw:formula="283464"/>
            <draw:equation draw:name="f3" draw:formula="225958"/>
            <draw:equation draw:name="f4" draw:formula="188976"/>
            <draw:equation draw:name="f5" draw:formula="415023"/>
            <draw:equation draw:name="f6" draw:formula="151919"/>
            <draw:equation draw:name="f7" draw:formula="677875"/>
            <draw:equation draw:name="f8" draw:formula="896582"/>
            <draw:equation draw:name="f9" draw:formula="190806"/>
            <draw:equation draw:name="f10" draw:formula="1117600"/>
            <draw:equation draw:name="f11" draw:formula="?f2 - ?f0"/>
            <draw:equation draw:name="f12" draw:formula="?f1 - ?f0"/>
            <draw:equation draw:name="f13" draw:formula="?f12 / 1337462"/>
            <draw:equation draw:name="f14" draw:formula="?f11 / 283464"/>
            <draw:equation draw:name="f15" draw:formula="0 * ?f12"/>
            <draw:equation draw:name="f16" draw:formula="1337462 * ?f12"/>
            <draw:equation draw:name="f17" draw:formula="283464 * ?f11"/>
            <draw:equation draw:name="f18" draw:formula="677875 * ?f12"/>
            <draw:equation draw:name="f19" draw:formula="0 * ?f11"/>
            <draw:equation draw:name="f20" draw:formula="?f15 / 1337462"/>
            <draw:equation draw:name="f21" draw:formula="?f16 / 1337462"/>
            <draw:equation draw:name="f22" draw:formula="?f17 / 283464"/>
            <draw:equation draw:name="f23" draw:formula="?f18 / 1337462"/>
            <draw:equation draw:name="f24" draw:formula="?f19 / 283464"/>
            <draw:equation draw:name="f25" draw:formula="?f0 / ?f13"/>
            <draw:equation draw:name="f26" draw:formula="?f1 / ?f13"/>
            <draw:equation draw:name="f27" draw:formula="?f0 / ?f14"/>
            <draw:equation draw:name="f28" draw:formula="?f2 / ?f14"/>
            <draw:equation draw:name="f29" draw:formula="?f20 / ?f13"/>
            <draw:equation draw:name="f30" draw:formula="?f22 / ?f14"/>
            <draw:equation draw:name="f31" draw:formula="?f23 / ?f13"/>
            <draw:equation draw:name="f32" draw:formula="?f24 / ?f14"/>
            <draw:equation draw:name="f33" draw:formula="?f21 / ?f13"/>
          </draw:enhanced-geometry>
        </draw:custom-shape>
        <draw:custom-shape svg:x="6.89357in" svg:y="5.11534in" svg:width="0.303in" svg:height="0.22216in" draw:id="id85" draw:style-name="a436" draw:name="Flecha: a la derecha 3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68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53227in" svg:y="4.76768in" svg:width="0.79in" svg:height="1.04023in" draw:id="id86" draw:style-name="a439" draw:name="Rectángulo: esquinas superiores, una redondeada y la otra cortada 35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32223"/>
            <draw:equation draw:name="f12" draw:formula="?f7 / 21600"/>
            <draw:equation draw:name="f13" draw:formula="?f6 / 21600"/>
            <draw:equation draw:name="f14" draw:formula="21600 * ?f7"/>
            <draw:equation draw:name="f15" draw:formula="21600 * ?f6"/>
            <draw:equation draw:name="f16" draw:formula="min(?f13, ?f12)"/>
            <draw:equation draw:name="f17" draw:formula="?f14 / ?f8"/>
            <draw:equation draw:name="f18" draw:formula="?f15 / ?f8"/>
            <draw:equation draw:name="f19" draw:formula="?f18 - ?f10"/>
            <draw:equation draw:name="f20" draw:formula="?f17 - ?f10"/>
            <draw:equation draw:name="f21" draw:formula="min(?f20, ?f19)"/>
            <draw:equation draw:name="f22" draw:formula="?f21 * ?f10"/>
            <draw:equation draw:name="f23" draw:formula="?f21 * ?f11"/>
            <draw:equation draw:name="f24" draw:formula="?f22 / 100000"/>
            <draw:equation draw:name="f25" draw:formula="?f23 / 100000"/>
            <draw:equation draw:name="f26" draw:formula="?f17 - ?f25"/>
            <draw:equation draw:name="f27" draw:formula="?f24 * 29289"/>
            <draw:equation draw:name="f28" draw:formula="?f24 * ?f16"/>
            <draw:equation draw:name="f29" draw:formula="?f27 / 100000"/>
            <draw:equation draw:name="f30" draw:formula="?f26 + ?f17"/>
            <draw:equation draw:name="f31" draw:formula="?f30 / 2"/>
            <draw:equation draw:name="f32" draw:formula="21550000 - ?f1"/>
            <draw:equation draw:name="f33" draw:formula="if(?f32, ?f1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8"/>
            <draw:equation draw:name="f43" draw:formula="sin(?f39)"/>
            <draw:equation draw:name="f44" draw:formula="0 - ?f43"/>
            <draw:equation draw:name="f45" draw:formula="?f44 * ?f28"/>
            <draw:equation draw:name="f46" draw:formula="sqrt(?f42 * ?f42 + ?f45 * ?f45 + 0 * 0)"/>
            <draw:equation draw:name="f47" draw:formula="?f28 * ?f28 / ?f46"/>
            <draw:equation draw:name="f48" draw:formula="?f44 * ?f47"/>
            <draw:equation draw:name="f49" draw:formula="?f10 - ?f48"/>
            <draw:equation draw:name="f50" draw:formula="?f41 * ?f47"/>
            <draw:equation draw:name="f51" draw:formula="?f24 - ?f50"/>
            <draw:equation draw:name="f52" draw:formula="?f49 - ?f28"/>
            <draw:equation draw:name="f53" draw:formula="?f51 - ?f28"/>
            <draw:equation draw:name="f54" draw:formula="?f49 + ?f28"/>
            <draw:equation draw:name="f55" draw:formula="?f51 + ?f28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8"/>
            <draw:equation draw:name="f62" draw:formula="sin(?f58)"/>
            <draw:equation draw:name="f63" draw:formula="0 - ?f62"/>
            <draw:equation draw:name="f64" draw:formula="?f63 * ?f28"/>
            <draw:equation draw:name="f65" draw:formula="sqrt(?f61 * ?f61 + ?f64 * ?f64 + 0 * 0)"/>
            <draw:equation draw:name="f66" draw:formula="?f28 * ?f28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0, ?f52)"/>
            <draw:equation draw:name="f72" draw:formula="if(?f35, ?f24, ?f53)"/>
            <draw:equation draw:name="f73" draw:formula="if(?f35, ?f10, ?f54)"/>
            <draw:equation draw:name="f74" draw:formula="if(?f35, ?f24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</draw:enhanced-geometry>
        </draw:custom-shape>
        <draw:custom-shape svg:width="0.33263in" svg:height="0.1274in" draw:id="id87" draw:style-name="a443" draw:transform="translate(-0.16631in -0.0637in) rotate(-3.92699) translate(7.11994in 4.97101in)" draw:name="Triángulo isósceles 15">
          <svg:title/>
          <svg:desc/>
          <text:p text:style-name="a442" text:class-names="" text:cond-style-name=""><text:span text:style-name="a440" text:class-names=""><text:s text:c="2"/></text:span><text:span text:style-name="a441" text:class-names=""/></text:p>
          <draw:enhanced-geometry xmlns:dr3d="urn:oasis:names:tc:opendocument:xmlns:dr3d:1.0" draw:type="non-primitive" svg:viewBox="0 0 1337462 283464" draw:enhanced-path="M ?f0 ?f2 C ?f3 ?f4 ?f5 ?f6 ?f7 ?f0 ?f8 ?f9 ?f10 ?f4 ?f1 ?f2 L ?f0 ?f2 Z N" draw:text-areas="?f25 ?f27 ?f26 ?f28" draw:glue-points="?f29 ?f30 ?f31 ?f32 ?f33 ?f30 ?f29 ?f30" draw:glue-point-leaving-directions="-90, -90, -90, -90">
            <draw:equation draw:name="f0" draw:formula="0"/>
            <draw:equation draw:name="f1" draw:formula="1337462"/>
            <draw:equation draw:name="f2" draw:formula="283464"/>
            <draw:equation draw:name="f3" draw:formula="225958"/>
            <draw:equation draw:name="f4" draw:formula="188976"/>
            <draw:equation draw:name="f5" draw:formula="415023"/>
            <draw:equation draw:name="f6" draw:formula="151919"/>
            <draw:equation draw:name="f7" draw:formula="677875"/>
            <draw:equation draw:name="f8" draw:formula="896582"/>
            <draw:equation draw:name="f9" draw:formula="190806"/>
            <draw:equation draw:name="f10" draw:formula="1117600"/>
            <draw:equation draw:name="f11" draw:formula="?f2 - ?f0"/>
            <draw:equation draw:name="f12" draw:formula="?f1 - ?f0"/>
            <draw:equation draw:name="f13" draw:formula="?f12 / 1337462"/>
            <draw:equation draw:name="f14" draw:formula="?f11 / 283464"/>
            <draw:equation draw:name="f15" draw:formula="0 * ?f12"/>
            <draw:equation draw:name="f16" draw:formula="1337462 * ?f12"/>
            <draw:equation draw:name="f17" draw:formula="283464 * ?f11"/>
            <draw:equation draw:name="f18" draw:formula="677875 * ?f12"/>
            <draw:equation draw:name="f19" draw:formula="0 * ?f11"/>
            <draw:equation draw:name="f20" draw:formula="?f15 / 1337462"/>
            <draw:equation draw:name="f21" draw:formula="?f16 / 1337462"/>
            <draw:equation draw:name="f22" draw:formula="?f17 / 283464"/>
            <draw:equation draw:name="f23" draw:formula="?f18 / 1337462"/>
            <draw:equation draw:name="f24" draw:formula="?f19 / 283464"/>
            <draw:equation draw:name="f25" draw:formula="?f0 / ?f13"/>
            <draw:equation draw:name="f26" draw:formula="?f1 / ?f13"/>
            <draw:equation draw:name="f27" draw:formula="?f0 / ?f14"/>
            <draw:equation draw:name="f28" draw:formula="?f2 / ?f14"/>
            <draw:equation draw:name="f29" draw:formula="?f20 / ?f13"/>
            <draw:equation draw:name="f30" draw:formula="?f22 / ?f14"/>
            <draw:equation draw:name="f31" draw:formula="?f23 / ?f13"/>
            <draw:equation draw:name="f32" draw:formula="?f24 / ?f14"/>
            <draw:equation draw:name="f33" draw:formula="?f21 / ?f13"/>
          </draw:enhanced-geometry>
        </draw:custom-shape>
        <draw:custom-shape svg:x="6.31159in" svg:y="5.13365in" svg:width="0.606in" svg:height="0.29427in" draw:id="id88" draw:style-name="a447" draw:name="Rectángulo 37">
          <svg:title/>
          <svg:desc/>
          <text:p text:style-name="a446" text:class-names="" text:cond-style-name=""><text:span text:style-name="a444" text:class-names="">ODT</text:span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631in" svg:y="5.15022in" svg:width="0.606in" svg:height="0.29427in" draw:id="id89" draw:style-name="a451" draw:name="Rectángulo 29">
          <svg:title/>
          <svg:desc/>
          <text:p text:style-name="a450" text:class-names="" text:cond-style-name=""><text:span text:style-name="a448" text:class-names="">IMG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9631in" svg:y="5.13365in" svg:width="0.606in" svg:height="0.29427in" draw:id="id90" draw:style-name="a455" draw:name="Rectángulo 33">
          <svg:title/>
          <svg:desc/>
          <text:p text:style-name="a454" text:class-names="" text:cond-style-name=""><text:span text:style-name="a452" text:class-names="">EPUB</text:span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1539in" svg:y="1.99954in" svg:width="4.36849in" svg:height="0.82544in" draw:id="id91" draw:style-name="a458" draw:name="Flecha: en U 38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3 L ?f11 ?f34 A ?f89 ?f90 ?f91 ?f92 ?f11 ?f34 ?f86 ?f88  W ?f93 ?f94 ?f95 ?f96 ?f11 ?f34 ?f86 ?f88 L ?f47 ?f11 A ?f132 ?f133 ?f134 ?f135 ?f47 ?f11 ?f129 ?f131  W ?f136 ?f137 ?f138 ?f139 ?f47 ?f11 ?f129 ?f131 L ?f43 ?f36 ?f22 ?f36 ?f38 ?f30 ?f42 ?f36 ?f45 ?f36 ?f45 ?f44 A ?f179 ?f180 ?f181 ?f182 ?f45 ?f44 ?f176 ?f178  W ?f183 ?f184 ?f185 ?f186 ?f45 ?f44 ?f176 ?f178 L ?f44 ?f32 A ?f215 ?f216 ?f217 ?f218 ?f44 ?f32 ?f212 ?f214  W ?f219 ?f220 ?f221 ?f222 ?f44 ?f32 ?f212 ?f214 L ?f32 ?f23 Z N" draw:text-areas="?f11 ?f11 ?f22 ?f23" draw:glue-points="?f42 ?f36 ?f38 ?f30 ?f22 ?f36 ?f49 ?f11 ?f35 ?f23" draw:glue-point-leaving-directions="-180, -180, -90, -360, -180" draw:modifiers="0 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2255"/>
            <draw:equation draw:name="f14" draw:formula="25000"/>
            <draw:equation draw:name="f15" draw:formula="75000"/>
            <draw:equation draw:name="f16" draw:formula="100000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min(?f25, ?f24)"/>
            <draw:equation draw:name="f27" draw:formula="?f24 * ?f16"/>
            <draw:equation draw:name="f28" draw:formula="?f26 * ?f13"/>
            <draw:equation draw:name="f29" draw:formula="?f26 * ?f14"/>
            <draw:equation draw:name="f30" draw:formula="?f27 / 100000"/>
            <draw:equation draw:name="f31" draw:formula="?f26 * ?f15"/>
            <draw:equation draw:name="f32" draw:formula="?f28 / 100000"/>
            <draw:equation draw:name="f33" draw:formula="?f29 / 100000"/>
            <draw:equation draw:name="f34" draw:formula="?f31 / 100000"/>
            <draw:equation draw:name="f35" draw:formula="?f32 / 2"/>
            <draw:equation draw:name="f36" draw:formula="?f30 - ?f33"/>
            <draw:equation draw:name="f37" draw:formula="?f34 - ?f32"/>
            <draw:equation draw:name="f38" draw:formula="?f22 - ?f33"/>
            <draw:equation draw:name="f39" draw:formula="?f34 * ?f21"/>
            <draw:equation draw:name="f40" draw:formula="?f33 - ?f35"/>
            <draw:equation draw:name="f41" draw:formula="max(?f37, 0)"/>
            <draw:equation draw:name="f42" draw:formula="?f38 - ?f33"/>
            <draw:equation draw:name="f43" draw:formula="?f22 - ?f40"/>
            <draw:equation draw:name="f44" draw:formula="?f32 + ?f41"/>
            <draw:equation draw:name="f45" draw:formula="?f42 + ?f40"/>
            <draw:equation draw:name="f46" draw:formula="?f41 * ?f21"/>
            <draw:equation draw:name="f47" draw:formula="?f43 - ?f34"/>
            <draw:equation draw:name="f48" draw:formula="?f32 + ?f45"/>
            <draw:equation draw:name="f49" draw:formula="?f48 / 2"/>
            <draw:equation draw:name="f50" draw:formula="21550000 - ?f2"/>
            <draw:equation draw:name="f51" draw:formula="if(?f50, ?f2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2"/>
            <draw:equation draw:name="f56" draw:formula="?f55 * ?f10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39"/>
            <draw:equation draw:name="f61" draw:formula="sin(?f57)"/>
            <draw:equation draw:name="f62" draw:formula="0 - ?f61"/>
            <draw:equation draw:name="f63" draw:formula="?f62 * ?f39"/>
            <draw:equation draw:name="f64" draw:formula="sqrt(?f60 * ?f60 + ?f63 * ?f63 + 0 * 0)"/>
            <draw:equation draw:name="f65" draw:formula="?f39 * ?f39 / ?f64"/>
            <draw:equation draw:name="f66" draw:formula="?f62 * ?f65"/>
            <draw:equation draw:name="f67" draw:formula="?f11 - ?f66"/>
            <draw:equation draw:name="f68" draw:formula="?f59 * ?f65"/>
            <draw:equation draw:name="f69" draw:formula="?f34 - ?f68"/>
            <draw:equation draw:name="f70" draw:formula="?f67 - ?f39"/>
            <draw:equation draw:name="f71" draw:formula="?f69 - ?f39"/>
            <draw:equation draw:name="f72" draw:formula="?f67 + ?f39"/>
            <draw:equation draw:name="f73" draw:formula="?f69 + ?f39"/>
            <draw:equation draw:name="f74" draw:formula="?f54 + ?f2"/>
            <draw:equation draw:name="f75" draw:formula="?f74 * ?f10 / ?f1"/>
            <draw:equation draw:name="f76" draw:formula="0 - ?f75"/>
            <draw:equation draw:name="f77" draw:formula="cos(?f76)"/>
            <draw:equation draw:name="f78" draw:formula="0 - ?f77"/>
            <draw:equation draw:name="f79" draw:formula="?f78 * ?f39"/>
            <draw:equation draw:name="f80" draw:formula="sin(?f76)"/>
            <draw:equation draw:name="f81" draw:formula="0 - ?f80"/>
            <draw:equation draw:name="f82" draw:formula="?f81 * ?f39"/>
            <draw:equation draw:name="f83" draw:formula="sqrt(?f79 * ?f79 + ?f82 * ?f82 + 0 * 0)"/>
            <draw:equation draw:name="f84" draw:formula="?f39 * ?f39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11, ?f70)"/>
            <draw:equation draw:name="f90" draw:formula="if(?f53, ?f34, ?f71)"/>
            <draw:equation draw:name="f91" draw:formula="if(?f53, ?f11, ?f72)"/>
            <draw:equation draw:name="f92" draw:formula="if(?f53, ?f34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?f0 + ?f53"/>
            <draw:equation draw:name="f98" draw:formula="?f0 + ?f2"/>
            <draw:equation draw:name="f99" draw:formula="?f98 * ?f10 / ?f1"/>
            <draw:equation draw:name="f100" draw:formula="0 - ?f99"/>
            <draw:equation draw:name="f101" draw:formula="cos(?f100)"/>
            <draw:equation draw:name="f102" draw:formula="0 - ?f101"/>
            <draw:equation draw:name="f103" draw:formula="?f102 * ?f39"/>
            <draw:equation draw:name="f104" draw:formula="sin(?f100)"/>
            <draw:equation draw:name="f105" draw:formula="0 - ?f104"/>
            <draw:equation draw:name="f106" draw:formula="?f105 * ?f39"/>
            <draw:equation draw:name="f107" draw:formula="sqrt(?f103 * ?f103 + ?f106 * ?f106 + 0 * 0)"/>
            <draw:equation draw:name="f108" draw:formula="?f39 * ?f39 / ?f107"/>
            <draw:equation draw:name="f109" draw:formula="?f105 * ?f108"/>
            <draw:equation draw:name="f110" draw:formula="?f47 - ?f109"/>
            <draw:equation draw:name="f111" draw:formula="?f102 * ?f108"/>
            <draw:equation draw:name="f112" draw:formula="?f11 - ?f111"/>
            <draw:equation draw:name="f113" draw:formula="?f110 - ?f39"/>
            <draw:equation draw:name="f114" draw:formula="?f112 - ?f39"/>
            <draw:equation draw:name="f115" draw:formula="?f110 + ?f39"/>
            <draw:equation draw:name="f116" draw:formula="?f112 + ?f39"/>
            <draw:equation draw:name="f117" draw:formula="?f97 + ?f2"/>
            <draw:equation draw:name="f118" draw:formula="?f117 * ?f10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9"/>
            <draw:equation draw:name="f123" draw:formula="sin(?f119)"/>
            <draw:equation draw:name="f124" draw:formula="0 - ?f123"/>
            <draw:equation draw:name="f125" draw:formula="?f124 * ?f39"/>
            <draw:equation draw:name="f126" draw:formula="sqrt(?f122 * ?f122 + ?f125 * ?f125 + 0 * 0)"/>
            <draw:equation draw:name="f127" draw:formula="?f39 * ?f39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53, ?f47, ?f113)"/>
            <draw:equation draw:name="f133" draw:formula="if(?f53, ?f11, ?f114)"/>
            <draw:equation draw:name="f134" draw:formula="if(?f53, ?f47, ?f115)"/>
            <draw:equation draw:name="f135" draw:formula="if(?f53, ?f11, ?f116)"/>
            <draw:equation draw:name="f136" draw:formula="if(?f53, ?f113, ?f129)"/>
            <draw:equation draw:name="f137" draw:formula="if(?f53, ?f114, ?f131)"/>
            <draw:equation draw:name="f138" draw:formula="if(?f53, ?f115, ?f129)"/>
            <draw:equation draw:name="f139" draw:formula="if(?f53, ?f116, ?f131)"/>
            <draw:equation draw:name="f140" draw:formula="21550000 - ?f12"/>
            <draw:equation draw:name="f141" draw:formula="if(?f140, ?f12, 21550000)"/>
            <draw:equation draw:name="f142" draw:formula="-21550000 - ?f141"/>
            <draw:equation draw:name="f143" draw:formula="if(?f142, -21550000, ?f141)"/>
            <draw:equation draw:name="f144" draw:formula="?f11 + ?f143"/>
            <draw:equation draw:name="f145" draw:formula="?f11 + ?f2"/>
            <draw:equation draw:name="f146" draw:formula="?f145 * ?f10 / ?f1"/>
            <draw:equation draw:name="f147" draw:formula="0 - ?f146"/>
            <draw:equation draw:name="f148" draw:formula="cos(?f147)"/>
            <draw:equation draw:name="f149" draw:formula="0 - ?f148"/>
            <draw:equation draw:name="f150" draw:formula="?f149 * ?f46"/>
            <draw:equation draw:name="f151" draw:formula="sin(?f147)"/>
            <draw:equation draw:name="f152" draw:formula="0 - ?f151"/>
            <draw:equation draw:name="f153" draw:formula="?f152 * ?f46"/>
            <draw:equation draw:name="f154" draw:formula="sqrt(?f150 * ?f150 + ?f153 * ?f153 + 0 * 0)"/>
            <draw:equation draw:name="f155" draw:formula="?f46 * ?f46 / ?f154"/>
            <draw:equation draw:name="f156" draw:formula="?f152 * ?f155"/>
            <draw:equation draw:name="f157" draw:formula="?f45 - ?f156"/>
            <draw:equation draw:name="f158" draw:formula="?f149 * ?f155"/>
            <draw:equation draw:name="f159" draw:formula="?f44 - ?f158"/>
            <draw:equation draw:name="f160" draw:formula="?f157 - ?f46"/>
            <draw:equation draw:name="f161" draw:formula="?f159 - ?f46"/>
            <draw:equation draw:name="f162" draw:formula="?f157 + ?f46"/>
            <draw:equation draw:name="f163" draw:formula="?f159 + ?f46"/>
            <draw:equation draw:name="f164" draw:formula="?f144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46"/>
            <draw:equation draw:name="f170" draw:formula="sin(?f166)"/>
            <draw:equation draw:name="f171" draw:formula="0 - ?f170"/>
            <draw:equation draw:name="f172" draw:formula="?f171 * ?f46"/>
            <draw:equation draw:name="f173" draw:formula="sqrt(?f169 * ?f169 + ?f172 * ?f172 + 0 * 0)"/>
            <draw:equation draw:name="f174" draw:formula="?f46 * ?f46 / ?f173"/>
            <draw:equation draw:name="f175" draw:formula="?f171 * ?f174"/>
            <draw:equation draw:name="f176" draw:formula="?f157 + ?f175"/>
            <draw:equation draw:name="f177" draw:formula="?f168 * ?f174"/>
            <draw:equation draw:name="f178" draw:formula="?f159 + ?f177"/>
            <draw:equation draw:name="f179" draw:formula="if(?f143, ?f45, ?f160)"/>
            <draw:equation draw:name="f180" draw:formula="if(?f143, ?f44, ?f161)"/>
            <draw:equation draw:name="f181" draw:formula="if(?f143, ?f45, ?f162)"/>
            <draw:equation draw:name="f182" draw:formula="if(?f143, ?f44, ?f163)"/>
            <draw:equation draw:name="f183" draw:formula="if(?f143, ?f160, ?f176)"/>
            <draw:equation draw:name="f184" draw:formula="if(?f143, ?f161, ?f178)"/>
            <draw:equation draw:name="f185" draw:formula="if(?f143, ?f162, ?f176)"/>
            <draw:equation draw:name="f186" draw:formula="if(?f143, ?f163, ?f178)"/>
            <draw:equation draw:name="f187" draw:formula="?f0 + ?f143"/>
            <draw:equation draw:name="f188" draw:formula="?f102 * ?f46"/>
            <draw:equation draw:name="f189" draw:formula="?f105 * ?f46"/>
            <draw:equation draw:name="f190" draw:formula="sqrt(?f188 * ?f188 + ?f189 * ?f189 + 0 * 0)"/>
            <draw:equation draw:name="f191" draw:formula="?f46 * ?f46 / ?f190"/>
            <draw:equation draw:name="f192" draw:formula="?f105 * ?f191"/>
            <draw:equation draw:name="f193" draw:formula="?f44 - ?f192"/>
            <draw:equation draw:name="f194" draw:formula="?f102 * ?f191"/>
            <draw:equation draw:name="f195" draw:formula="?f32 - ?f194"/>
            <draw:equation draw:name="f196" draw:formula="?f193 - ?f46"/>
            <draw:equation draw:name="f197" draw:formula="?f195 - ?f46"/>
            <draw:equation draw:name="f198" draw:formula="?f193 + ?f46"/>
            <draw:equation draw:name="f199" draw:formula="?f195 + ?f46"/>
            <draw:equation draw:name="f200" draw:formula="?f187 + ?f2"/>
            <draw:equation draw:name="f201" draw:formula="?f200 * ?f10 / ?f1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46"/>
            <draw:equation draw:name="f206" draw:formula="sin(?f202)"/>
            <draw:equation draw:name="f207" draw:formula="0 - ?f206"/>
            <draw:equation draw:name="f208" draw:formula="?f207 * ?f46"/>
            <draw:equation draw:name="f209" draw:formula="sqrt(?f205 * ?f205 + ?f208 * ?f208 + 0 * 0)"/>
            <draw:equation draw:name="f210" draw:formula="?f46 * ?f46 / ?f209"/>
            <draw:equation draw:name="f211" draw:formula="?f207 * ?f210"/>
            <draw:equation draw:name="f212" draw:formula="?f193 + ?f211"/>
            <draw:equation draw:name="f213" draw:formula="?f204 * ?f210"/>
            <draw:equation draw:name="f214" draw:formula="?f195 + ?f213"/>
            <draw:equation draw:name="f215" draw:formula="if(?f143, ?f44, ?f196)"/>
            <draw:equation draw:name="f216" draw:formula="if(?f143, ?f32, ?f197)"/>
            <draw:equation draw:name="f217" draw:formula="if(?f143, ?f44, ?f198)"/>
            <draw:equation draw:name="f218" draw:formula="if(?f143, ?f32, ?f199)"/>
            <draw:equation draw:name="f219" draw:formula="if(?f143, ?f196, ?f212)"/>
            <draw:equation draw:name="f220" draw:formula="if(?f143, ?f197, ?f214)"/>
            <draw:equation draw:name="f221" draw:formula="if(?f143, ?f198, ?f212)"/>
            <draw:equation draw:name="f222" draw:formula="if(?f143, ?f199, ?f214)"/>
          </draw:enhanced-geometry>
        </draw:custom-shape>
        <draw:custom-shape svg:x="6.93076in" svg:y="2.03334in" svg:width="4.36849in" svg:height="0.84046in" draw:id="id92" draw:style-name="a461" draw:name="Flecha: en U 4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3 L ?f11 ?f34 A ?f89 ?f90 ?f91 ?f92 ?f11 ?f34 ?f86 ?f88  W ?f93 ?f94 ?f95 ?f96 ?f11 ?f34 ?f86 ?f88 L ?f47 ?f11 A ?f132 ?f133 ?f134 ?f135 ?f47 ?f11 ?f129 ?f131  W ?f136 ?f137 ?f138 ?f139 ?f47 ?f11 ?f129 ?f131 L ?f43 ?f36 ?f22 ?f36 ?f38 ?f30 ?f42 ?f36 ?f45 ?f36 ?f45 ?f44 A ?f179 ?f180 ?f181 ?f182 ?f45 ?f44 ?f176 ?f178  W ?f183 ?f184 ?f185 ?f186 ?f45 ?f44 ?f176 ?f178 L ?f44 ?f32 A ?f215 ?f216 ?f217 ?f218 ?f44 ?f32 ?f212 ?f214  W ?f219 ?f220 ?f221 ?f222 ?f44 ?f32 ?f212 ?f214 L ?f32 ?f23 Z N" draw:text-areas="?f11 ?f11 ?f22 ?f23" draw:glue-points="?f42 ?f36 ?f38 ?f30 ?f22 ?f36 ?f49 ?f11 ?f35 ?f23" draw:glue-point-leaving-directions="-180, -180, -90, -360, -180" draw:modifiers="0 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2255"/>
            <draw:equation draw:name="f14" draw:formula="25000"/>
            <draw:equation draw:name="f15" draw:formula="75000"/>
            <draw:equation draw:name="f16" draw:formula="100000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min(?f25, ?f24)"/>
            <draw:equation draw:name="f27" draw:formula="?f24 * ?f16"/>
            <draw:equation draw:name="f28" draw:formula="?f26 * ?f13"/>
            <draw:equation draw:name="f29" draw:formula="?f26 * ?f14"/>
            <draw:equation draw:name="f30" draw:formula="?f27 / 100000"/>
            <draw:equation draw:name="f31" draw:formula="?f26 * ?f15"/>
            <draw:equation draw:name="f32" draw:formula="?f28 / 100000"/>
            <draw:equation draw:name="f33" draw:formula="?f29 / 100000"/>
            <draw:equation draw:name="f34" draw:formula="?f31 / 100000"/>
            <draw:equation draw:name="f35" draw:formula="?f32 / 2"/>
            <draw:equation draw:name="f36" draw:formula="?f30 - ?f33"/>
            <draw:equation draw:name="f37" draw:formula="?f34 - ?f32"/>
            <draw:equation draw:name="f38" draw:formula="?f22 - ?f33"/>
            <draw:equation draw:name="f39" draw:formula="?f34 * ?f21"/>
            <draw:equation draw:name="f40" draw:formula="?f33 - ?f35"/>
            <draw:equation draw:name="f41" draw:formula="max(?f37, 0)"/>
            <draw:equation draw:name="f42" draw:formula="?f38 - ?f33"/>
            <draw:equation draw:name="f43" draw:formula="?f22 - ?f40"/>
            <draw:equation draw:name="f44" draw:formula="?f32 + ?f41"/>
            <draw:equation draw:name="f45" draw:formula="?f42 + ?f40"/>
            <draw:equation draw:name="f46" draw:formula="?f41 * ?f21"/>
            <draw:equation draw:name="f47" draw:formula="?f43 - ?f34"/>
            <draw:equation draw:name="f48" draw:formula="?f32 + ?f45"/>
            <draw:equation draw:name="f49" draw:formula="?f48 / 2"/>
            <draw:equation draw:name="f50" draw:formula="21550000 - ?f2"/>
            <draw:equation draw:name="f51" draw:formula="if(?f50, ?f2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2"/>
            <draw:equation draw:name="f56" draw:formula="?f55 * ?f10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39"/>
            <draw:equation draw:name="f61" draw:formula="sin(?f57)"/>
            <draw:equation draw:name="f62" draw:formula="0 - ?f61"/>
            <draw:equation draw:name="f63" draw:formula="?f62 * ?f39"/>
            <draw:equation draw:name="f64" draw:formula="sqrt(?f60 * ?f60 + ?f63 * ?f63 + 0 * 0)"/>
            <draw:equation draw:name="f65" draw:formula="?f39 * ?f39 / ?f64"/>
            <draw:equation draw:name="f66" draw:formula="?f62 * ?f65"/>
            <draw:equation draw:name="f67" draw:formula="?f11 - ?f66"/>
            <draw:equation draw:name="f68" draw:formula="?f59 * ?f65"/>
            <draw:equation draw:name="f69" draw:formula="?f34 - ?f68"/>
            <draw:equation draw:name="f70" draw:formula="?f67 - ?f39"/>
            <draw:equation draw:name="f71" draw:formula="?f69 - ?f39"/>
            <draw:equation draw:name="f72" draw:formula="?f67 + ?f39"/>
            <draw:equation draw:name="f73" draw:formula="?f69 + ?f39"/>
            <draw:equation draw:name="f74" draw:formula="?f54 + ?f2"/>
            <draw:equation draw:name="f75" draw:formula="?f74 * ?f10 / ?f1"/>
            <draw:equation draw:name="f76" draw:formula="0 - ?f75"/>
            <draw:equation draw:name="f77" draw:formula="cos(?f76)"/>
            <draw:equation draw:name="f78" draw:formula="0 - ?f77"/>
            <draw:equation draw:name="f79" draw:formula="?f78 * ?f39"/>
            <draw:equation draw:name="f80" draw:formula="sin(?f76)"/>
            <draw:equation draw:name="f81" draw:formula="0 - ?f80"/>
            <draw:equation draw:name="f82" draw:formula="?f81 * ?f39"/>
            <draw:equation draw:name="f83" draw:formula="sqrt(?f79 * ?f79 + ?f82 * ?f82 + 0 * 0)"/>
            <draw:equation draw:name="f84" draw:formula="?f39 * ?f39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11, ?f70)"/>
            <draw:equation draw:name="f90" draw:formula="if(?f53, ?f34, ?f71)"/>
            <draw:equation draw:name="f91" draw:formula="if(?f53, ?f11, ?f72)"/>
            <draw:equation draw:name="f92" draw:formula="if(?f53, ?f34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?f0 + ?f53"/>
            <draw:equation draw:name="f98" draw:formula="?f0 + ?f2"/>
            <draw:equation draw:name="f99" draw:formula="?f98 * ?f10 / ?f1"/>
            <draw:equation draw:name="f100" draw:formula="0 - ?f99"/>
            <draw:equation draw:name="f101" draw:formula="cos(?f100)"/>
            <draw:equation draw:name="f102" draw:formula="0 - ?f101"/>
            <draw:equation draw:name="f103" draw:formula="?f102 * ?f39"/>
            <draw:equation draw:name="f104" draw:formula="sin(?f100)"/>
            <draw:equation draw:name="f105" draw:formula="0 - ?f104"/>
            <draw:equation draw:name="f106" draw:formula="?f105 * ?f39"/>
            <draw:equation draw:name="f107" draw:formula="sqrt(?f103 * ?f103 + ?f106 * ?f106 + 0 * 0)"/>
            <draw:equation draw:name="f108" draw:formula="?f39 * ?f39 / ?f107"/>
            <draw:equation draw:name="f109" draw:formula="?f105 * ?f108"/>
            <draw:equation draw:name="f110" draw:formula="?f47 - ?f109"/>
            <draw:equation draw:name="f111" draw:formula="?f102 * ?f108"/>
            <draw:equation draw:name="f112" draw:formula="?f11 - ?f111"/>
            <draw:equation draw:name="f113" draw:formula="?f110 - ?f39"/>
            <draw:equation draw:name="f114" draw:formula="?f112 - ?f39"/>
            <draw:equation draw:name="f115" draw:formula="?f110 + ?f39"/>
            <draw:equation draw:name="f116" draw:formula="?f112 + ?f39"/>
            <draw:equation draw:name="f117" draw:formula="?f97 + ?f2"/>
            <draw:equation draw:name="f118" draw:formula="?f117 * ?f10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9"/>
            <draw:equation draw:name="f123" draw:formula="sin(?f119)"/>
            <draw:equation draw:name="f124" draw:formula="0 - ?f123"/>
            <draw:equation draw:name="f125" draw:formula="?f124 * ?f39"/>
            <draw:equation draw:name="f126" draw:formula="sqrt(?f122 * ?f122 + ?f125 * ?f125 + 0 * 0)"/>
            <draw:equation draw:name="f127" draw:formula="?f39 * ?f39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53, ?f47, ?f113)"/>
            <draw:equation draw:name="f133" draw:formula="if(?f53, ?f11, ?f114)"/>
            <draw:equation draw:name="f134" draw:formula="if(?f53, ?f47, ?f115)"/>
            <draw:equation draw:name="f135" draw:formula="if(?f53, ?f11, ?f116)"/>
            <draw:equation draw:name="f136" draw:formula="if(?f53, ?f113, ?f129)"/>
            <draw:equation draw:name="f137" draw:formula="if(?f53, ?f114, ?f131)"/>
            <draw:equation draw:name="f138" draw:formula="if(?f53, ?f115, ?f129)"/>
            <draw:equation draw:name="f139" draw:formula="if(?f53, ?f116, ?f131)"/>
            <draw:equation draw:name="f140" draw:formula="21550000 - ?f12"/>
            <draw:equation draw:name="f141" draw:formula="if(?f140, ?f12, 21550000)"/>
            <draw:equation draw:name="f142" draw:formula="-21550000 - ?f141"/>
            <draw:equation draw:name="f143" draw:formula="if(?f142, -21550000, ?f141)"/>
            <draw:equation draw:name="f144" draw:formula="?f11 + ?f143"/>
            <draw:equation draw:name="f145" draw:formula="?f11 + ?f2"/>
            <draw:equation draw:name="f146" draw:formula="?f145 * ?f10 / ?f1"/>
            <draw:equation draw:name="f147" draw:formula="0 - ?f146"/>
            <draw:equation draw:name="f148" draw:formula="cos(?f147)"/>
            <draw:equation draw:name="f149" draw:formula="0 - ?f148"/>
            <draw:equation draw:name="f150" draw:formula="?f149 * ?f46"/>
            <draw:equation draw:name="f151" draw:formula="sin(?f147)"/>
            <draw:equation draw:name="f152" draw:formula="0 - ?f151"/>
            <draw:equation draw:name="f153" draw:formula="?f152 * ?f46"/>
            <draw:equation draw:name="f154" draw:formula="sqrt(?f150 * ?f150 + ?f153 * ?f153 + 0 * 0)"/>
            <draw:equation draw:name="f155" draw:formula="?f46 * ?f46 / ?f154"/>
            <draw:equation draw:name="f156" draw:formula="?f152 * ?f155"/>
            <draw:equation draw:name="f157" draw:formula="?f45 - ?f156"/>
            <draw:equation draw:name="f158" draw:formula="?f149 * ?f155"/>
            <draw:equation draw:name="f159" draw:formula="?f44 - ?f158"/>
            <draw:equation draw:name="f160" draw:formula="?f157 - ?f46"/>
            <draw:equation draw:name="f161" draw:formula="?f159 - ?f46"/>
            <draw:equation draw:name="f162" draw:formula="?f157 + ?f46"/>
            <draw:equation draw:name="f163" draw:formula="?f159 + ?f46"/>
            <draw:equation draw:name="f164" draw:formula="?f144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46"/>
            <draw:equation draw:name="f170" draw:formula="sin(?f166)"/>
            <draw:equation draw:name="f171" draw:formula="0 - ?f170"/>
            <draw:equation draw:name="f172" draw:formula="?f171 * ?f46"/>
            <draw:equation draw:name="f173" draw:formula="sqrt(?f169 * ?f169 + ?f172 * ?f172 + 0 * 0)"/>
            <draw:equation draw:name="f174" draw:formula="?f46 * ?f46 / ?f173"/>
            <draw:equation draw:name="f175" draw:formula="?f171 * ?f174"/>
            <draw:equation draw:name="f176" draw:formula="?f157 + ?f175"/>
            <draw:equation draw:name="f177" draw:formula="?f168 * ?f174"/>
            <draw:equation draw:name="f178" draw:formula="?f159 + ?f177"/>
            <draw:equation draw:name="f179" draw:formula="if(?f143, ?f45, ?f160)"/>
            <draw:equation draw:name="f180" draw:formula="if(?f143, ?f44, ?f161)"/>
            <draw:equation draw:name="f181" draw:formula="if(?f143, ?f45, ?f162)"/>
            <draw:equation draw:name="f182" draw:formula="if(?f143, ?f44, ?f163)"/>
            <draw:equation draw:name="f183" draw:formula="if(?f143, ?f160, ?f176)"/>
            <draw:equation draw:name="f184" draw:formula="if(?f143, ?f161, ?f178)"/>
            <draw:equation draw:name="f185" draw:formula="if(?f143, ?f162, ?f176)"/>
            <draw:equation draw:name="f186" draw:formula="if(?f143, ?f163, ?f178)"/>
            <draw:equation draw:name="f187" draw:formula="?f0 + ?f143"/>
            <draw:equation draw:name="f188" draw:formula="?f102 * ?f46"/>
            <draw:equation draw:name="f189" draw:formula="?f105 * ?f46"/>
            <draw:equation draw:name="f190" draw:formula="sqrt(?f188 * ?f188 + ?f189 * ?f189 + 0 * 0)"/>
            <draw:equation draw:name="f191" draw:formula="?f46 * ?f46 / ?f190"/>
            <draw:equation draw:name="f192" draw:formula="?f105 * ?f191"/>
            <draw:equation draw:name="f193" draw:formula="?f44 - ?f192"/>
            <draw:equation draw:name="f194" draw:formula="?f102 * ?f191"/>
            <draw:equation draw:name="f195" draw:formula="?f32 - ?f194"/>
            <draw:equation draw:name="f196" draw:formula="?f193 - ?f46"/>
            <draw:equation draw:name="f197" draw:formula="?f195 - ?f46"/>
            <draw:equation draw:name="f198" draw:formula="?f193 + ?f46"/>
            <draw:equation draw:name="f199" draw:formula="?f195 + ?f46"/>
            <draw:equation draw:name="f200" draw:formula="?f187 + ?f2"/>
            <draw:equation draw:name="f201" draw:formula="?f200 * ?f10 / ?f1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46"/>
            <draw:equation draw:name="f206" draw:formula="sin(?f202)"/>
            <draw:equation draw:name="f207" draw:formula="0 - ?f206"/>
            <draw:equation draw:name="f208" draw:formula="?f207 * ?f46"/>
            <draw:equation draw:name="f209" draw:formula="sqrt(?f205 * ?f205 + ?f208 * ?f208 + 0 * 0)"/>
            <draw:equation draw:name="f210" draw:formula="?f46 * ?f46 / ?f209"/>
            <draw:equation draw:name="f211" draw:formula="?f207 * ?f210"/>
            <draw:equation draw:name="f212" draw:formula="?f193 + ?f211"/>
            <draw:equation draw:name="f213" draw:formula="?f204 * ?f210"/>
            <draw:equation draw:name="f214" draw:formula="?f195 + ?f213"/>
            <draw:equation draw:name="f215" draw:formula="if(?f143, ?f44, ?f196)"/>
            <draw:equation draw:name="f216" draw:formula="if(?f143, ?f32, ?f197)"/>
            <draw:equation draw:name="f217" draw:formula="if(?f143, ?f44, ?f198)"/>
            <draw:equation draw:name="f218" draw:formula="if(?f143, ?f32, ?f199)"/>
            <draw:equation draw:name="f219" draw:formula="if(?f143, ?f196, ?f212)"/>
            <draw:equation draw:name="f220" draw:formula="if(?f143, ?f197, ?f214)"/>
            <draw:equation draw:name="f221" draw:formula="if(?f143, ?f198, ?f212)"/>
            <draw:equation draw:name="f222" draw:formula="if(?f143, ?f199, ?f214)"/>
          </draw:enhanced-geometry>
        </draw:custom-shape>
        <draw:custom-shape svg:x="8.27484in" svg:y="3.38502in" svg:width="0.83in" svg:height="0.62in" draw:id="id93" draw:style-name="a464" draw:name="Flecha: a la derecha 4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35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8.9597in" svg:height="0.62in" draw:id="id94" draw:style-name="a467" draw:transform="translate(-4.47985in -0.31in) rotate(-3.14159) translate(6.66667in 6.4932in)" draw:name="Flecha: en U 42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3 L ?f11 ?f34 A ?f89 ?f90 ?f91 ?f92 ?f11 ?f34 ?f86 ?f88  W ?f93 ?f94 ?f95 ?f96 ?f11 ?f34 ?f86 ?f88 L ?f47 ?f11 A ?f132 ?f133 ?f134 ?f135 ?f47 ?f11 ?f129 ?f131  W ?f136 ?f137 ?f138 ?f139 ?f47 ?f11 ?f129 ?f131 L ?f43 ?f36 ?f22 ?f36 ?f38 ?f30 ?f42 ?f36 ?f45 ?f36 ?f45 ?f44 A ?f179 ?f180 ?f181 ?f182 ?f45 ?f44 ?f176 ?f178  W ?f183 ?f184 ?f185 ?f186 ?f45 ?f44 ?f176 ?f178 L ?f44 ?f32 A ?f215 ?f216 ?f217 ?f218 ?f44 ?f32 ?f212 ?f214  W ?f219 ?f220 ?f221 ?f222 ?f44 ?f32 ?f212 ?f214 L ?f32 ?f23 Z N" draw:text-areas="?f11 ?f11 ?f22 ?f23" draw:glue-points="?f42 ?f36 ?f38 ?f30 ?f22 ?f36 ?f49 ?f11 ?f35 ?f23" draw:glue-point-leaving-directions="-180, -180, -90, -360, -180" draw:modifiers="0 0 0 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1932"/>
            <draw:equation draw:name="f14" draw:formula="25000"/>
            <draw:equation draw:name="f15" draw:formula="75000"/>
            <draw:equation draw:name="f16" draw:formula="100000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min(?f25, ?f24)"/>
            <draw:equation draw:name="f27" draw:formula="?f24 * ?f16"/>
            <draw:equation draw:name="f28" draw:formula="?f26 * ?f13"/>
            <draw:equation draw:name="f29" draw:formula="?f26 * ?f14"/>
            <draw:equation draw:name="f30" draw:formula="?f27 / 100000"/>
            <draw:equation draw:name="f31" draw:formula="?f26 * ?f15"/>
            <draw:equation draw:name="f32" draw:formula="?f28 / 100000"/>
            <draw:equation draw:name="f33" draw:formula="?f29 / 100000"/>
            <draw:equation draw:name="f34" draw:formula="?f31 / 100000"/>
            <draw:equation draw:name="f35" draw:formula="?f32 / 2"/>
            <draw:equation draw:name="f36" draw:formula="?f30 - ?f33"/>
            <draw:equation draw:name="f37" draw:formula="?f34 - ?f32"/>
            <draw:equation draw:name="f38" draw:formula="?f22 - ?f33"/>
            <draw:equation draw:name="f39" draw:formula="?f34 * ?f21"/>
            <draw:equation draw:name="f40" draw:formula="?f33 - ?f35"/>
            <draw:equation draw:name="f41" draw:formula="max(?f37, 0)"/>
            <draw:equation draw:name="f42" draw:formula="?f38 - ?f33"/>
            <draw:equation draw:name="f43" draw:formula="?f22 - ?f40"/>
            <draw:equation draw:name="f44" draw:formula="?f32 + ?f41"/>
            <draw:equation draw:name="f45" draw:formula="?f42 + ?f40"/>
            <draw:equation draw:name="f46" draw:formula="?f41 * ?f21"/>
            <draw:equation draw:name="f47" draw:formula="?f43 - ?f34"/>
            <draw:equation draw:name="f48" draw:formula="?f32 + ?f45"/>
            <draw:equation draw:name="f49" draw:formula="?f48 / 2"/>
            <draw:equation draw:name="f50" draw:formula="21550000 - ?f2"/>
            <draw:equation draw:name="f51" draw:formula="if(?f50, ?f2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2"/>
            <draw:equation draw:name="f56" draw:formula="?f55 * ?f10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39"/>
            <draw:equation draw:name="f61" draw:formula="sin(?f57)"/>
            <draw:equation draw:name="f62" draw:formula="0 - ?f61"/>
            <draw:equation draw:name="f63" draw:formula="?f62 * ?f39"/>
            <draw:equation draw:name="f64" draw:formula="sqrt(?f60 * ?f60 + ?f63 * ?f63 + 0 * 0)"/>
            <draw:equation draw:name="f65" draw:formula="?f39 * ?f39 / ?f64"/>
            <draw:equation draw:name="f66" draw:formula="?f62 * ?f65"/>
            <draw:equation draw:name="f67" draw:formula="?f11 - ?f66"/>
            <draw:equation draw:name="f68" draw:formula="?f59 * ?f65"/>
            <draw:equation draw:name="f69" draw:formula="?f34 - ?f68"/>
            <draw:equation draw:name="f70" draw:formula="?f67 - ?f39"/>
            <draw:equation draw:name="f71" draw:formula="?f69 - ?f39"/>
            <draw:equation draw:name="f72" draw:formula="?f67 + ?f39"/>
            <draw:equation draw:name="f73" draw:formula="?f69 + ?f39"/>
            <draw:equation draw:name="f74" draw:formula="?f54 + ?f2"/>
            <draw:equation draw:name="f75" draw:formula="?f74 * ?f10 / ?f1"/>
            <draw:equation draw:name="f76" draw:formula="0 - ?f75"/>
            <draw:equation draw:name="f77" draw:formula="cos(?f76)"/>
            <draw:equation draw:name="f78" draw:formula="0 - ?f77"/>
            <draw:equation draw:name="f79" draw:formula="?f78 * ?f39"/>
            <draw:equation draw:name="f80" draw:formula="sin(?f76)"/>
            <draw:equation draw:name="f81" draw:formula="0 - ?f80"/>
            <draw:equation draw:name="f82" draw:formula="?f81 * ?f39"/>
            <draw:equation draw:name="f83" draw:formula="sqrt(?f79 * ?f79 + ?f82 * ?f82 + 0 * 0)"/>
            <draw:equation draw:name="f84" draw:formula="?f39 * ?f39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11, ?f70)"/>
            <draw:equation draw:name="f90" draw:formula="if(?f53, ?f34, ?f71)"/>
            <draw:equation draw:name="f91" draw:formula="if(?f53, ?f11, ?f72)"/>
            <draw:equation draw:name="f92" draw:formula="if(?f53, ?f34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?f0 + ?f53"/>
            <draw:equation draw:name="f98" draw:formula="?f0 + ?f2"/>
            <draw:equation draw:name="f99" draw:formula="?f98 * ?f10 / ?f1"/>
            <draw:equation draw:name="f100" draw:formula="0 - ?f99"/>
            <draw:equation draw:name="f101" draw:formula="cos(?f100)"/>
            <draw:equation draw:name="f102" draw:formula="0 - ?f101"/>
            <draw:equation draw:name="f103" draw:formula="?f102 * ?f39"/>
            <draw:equation draw:name="f104" draw:formula="sin(?f100)"/>
            <draw:equation draw:name="f105" draw:formula="0 - ?f104"/>
            <draw:equation draw:name="f106" draw:formula="?f105 * ?f39"/>
            <draw:equation draw:name="f107" draw:formula="sqrt(?f103 * ?f103 + ?f106 * ?f106 + 0 * 0)"/>
            <draw:equation draw:name="f108" draw:formula="?f39 * ?f39 / ?f107"/>
            <draw:equation draw:name="f109" draw:formula="?f105 * ?f108"/>
            <draw:equation draw:name="f110" draw:formula="?f47 - ?f109"/>
            <draw:equation draw:name="f111" draw:formula="?f102 * ?f108"/>
            <draw:equation draw:name="f112" draw:formula="?f11 - ?f111"/>
            <draw:equation draw:name="f113" draw:formula="?f110 - ?f39"/>
            <draw:equation draw:name="f114" draw:formula="?f112 - ?f39"/>
            <draw:equation draw:name="f115" draw:formula="?f110 + ?f39"/>
            <draw:equation draw:name="f116" draw:formula="?f112 + ?f39"/>
            <draw:equation draw:name="f117" draw:formula="?f97 + ?f2"/>
            <draw:equation draw:name="f118" draw:formula="?f117 * ?f10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9"/>
            <draw:equation draw:name="f123" draw:formula="sin(?f119)"/>
            <draw:equation draw:name="f124" draw:formula="0 - ?f123"/>
            <draw:equation draw:name="f125" draw:formula="?f124 * ?f39"/>
            <draw:equation draw:name="f126" draw:formula="sqrt(?f122 * ?f122 + ?f125 * ?f125 + 0 * 0)"/>
            <draw:equation draw:name="f127" draw:formula="?f39 * ?f39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53, ?f47, ?f113)"/>
            <draw:equation draw:name="f133" draw:formula="if(?f53, ?f11, ?f114)"/>
            <draw:equation draw:name="f134" draw:formula="if(?f53, ?f47, ?f115)"/>
            <draw:equation draw:name="f135" draw:formula="if(?f53, ?f11, ?f116)"/>
            <draw:equation draw:name="f136" draw:formula="if(?f53, ?f113, ?f129)"/>
            <draw:equation draw:name="f137" draw:formula="if(?f53, ?f114, ?f131)"/>
            <draw:equation draw:name="f138" draw:formula="if(?f53, ?f115, ?f129)"/>
            <draw:equation draw:name="f139" draw:formula="if(?f53, ?f116, ?f131)"/>
            <draw:equation draw:name="f140" draw:formula="21550000 - ?f12"/>
            <draw:equation draw:name="f141" draw:formula="if(?f140, ?f12, 21550000)"/>
            <draw:equation draw:name="f142" draw:formula="-21550000 - ?f141"/>
            <draw:equation draw:name="f143" draw:formula="if(?f142, -21550000, ?f141)"/>
            <draw:equation draw:name="f144" draw:formula="?f11 + ?f143"/>
            <draw:equation draw:name="f145" draw:formula="?f11 + ?f2"/>
            <draw:equation draw:name="f146" draw:formula="?f145 * ?f10 / ?f1"/>
            <draw:equation draw:name="f147" draw:formula="0 - ?f146"/>
            <draw:equation draw:name="f148" draw:formula="cos(?f147)"/>
            <draw:equation draw:name="f149" draw:formula="0 - ?f148"/>
            <draw:equation draw:name="f150" draw:formula="?f149 * ?f46"/>
            <draw:equation draw:name="f151" draw:formula="sin(?f147)"/>
            <draw:equation draw:name="f152" draw:formula="0 - ?f151"/>
            <draw:equation draw:name="f153" draw:formula="?f152 * ?f46"/>
            <draw:equation draw:name="f154" draw:formula="sqrt(?f150 * ?f150 + ?f153 * ?f153 + 0 * 0)"/>
            <draw:equation draw:name="f155" draw:formula="?f46 * ?f46 / ?f154"/>
            <draw:equation draw:name="f156" draw:formula="?f152 * ?f155"/>
            <draw:equation draw:name="f157" draw:formula="?f45 - ?f156"/>
            <draw:equation draw:name="f158" draw:formula="?f149 * ?f155"/>
            <draw:equation draw:name="f159" draw:formula="?f44 - ?f158"/>
            <draw:equation draw:name="f160" draw:formula="?f157 - ?f46"/>
            <draw:equation draw:name="f161" draw:formula="?f159 - ?f46"/>
            <draw:equation draw:name="f162" draw:formula="?f157 + ?f46"/>
            <draw:equation draw:name="f163" draw:formula="?f159 + ?f46"/>
            <draw:equation draw:name="f164" draw:formula="?f144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46"/>
            <draw:equation draw:name="f170" draw:formula="sin(?f166)"/>
            <draw:equation draw:name="f171" draw:formula="0 - ?f170"/>
            <draw:equation draw:name="f172" draw:formula="?f171 * ?f46"/>
            <draw:equation draw:name="f173" draw:formula="sqrt(?f169 * ?f169 + ?f172 * ?f172 + 0 * 0)"/>
            <draw:equation draw:name="f174" draw:formula="?f46 * ?f46 / ?f173"/>
            <draw:equation draw:name="f175" draw:formula="?f171 * ?f174"/>
            <draw:equation draw:name="f176" draw:formula="?f157 + ?f175"/>
            <draw:equation draw:name="f177" draw:formula="?f168 * ?f174"/>
            <draw:equation draw:name="f178" draw:formula="?f159 + ?f177"/>
            <draw:equation draw:name="f179" draw:formula="if(?f143, ?f45, ?f160)"/>
            <draw:equation draw:name="f180" draw:formula="if(?f143, ?f44, ?f161)"/>
            <draw:equation draw:name="f181" draw:formula="if(?f143, ?f45, ?f162)"/>
            <draw:equation draw:name="f182" draw:formula="if(?f143, ?f44, ?f163)"/>
            <draw:equation draw:name="f183" draw:formula="if(?f143, ?f160, ?f176)"/>
            <draw:equation draw:name="f184" draw:formula="if(?f143, ?f161, ?f178)"/>
            <draw:equation draw:name="f185" draw:formula="if(?f143, ?f162, ?f176)"/>
            <draw:equation draw:name="f186" draw:formula="if(?f143, ?f163, ?f178)"/>
            <draw:equation draw:name="f187" draw:formula="?f0 + ?f143"/>
            <draw:equation draw:name="f188" draw:formula="?f102 * ?f46"/>
            <draw:equation draw:name="f189" draw:formula="?f105 * ?f46"/>
            <draw:equation draw:name="f190" draw:formula="sqrt(?f188 * ?f188 + ?f189 * ?f189 + 0 * 0)"/>
            <draw:equation draw:name="f191" draw:formula="?f46 * ?f46 / ?f190"/>
            <draw:equation draw:name="f192" draw:formula="?f105 * ?f191"/>
            <draw:equation draw:name="f193" draw:formula="?f44 - ?f192"/>
            <draw:equation draw:name="f194" draw:formula="?f102 * ?f191"/>
            <draw:equation draw:name="f195" draw:formula="?f32 - ?f194"/>
            <draw:equation draw:name="f196" draw:formula="?f193 - ?f46"/>
            <draw:equation draw:name="f197" draw:formula="?f195 - ?f46"/>
            <draw:equation draw:name="f198" draw:formula="?f193 + ?f46"/>
            <draw:equation draw:name="f199" draw:formula="?f195 + ?f46"/>
            <draw:equation draw:name="f200" draw:formula="?f187 + ?f2"/>
            <draw:equation draw:name="f201" draw:formula="?f200 * ?f10 / ?f1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46"/>
            <draw:equation draw:name="f206" draw:formula="sin(?f202)"/>
            <draw:equation draw:name="f207" draw:formula="0 - ?f206"/>
            <draw:equation draw:name="f208" draw:formula="?f207 * ?f46"/>
            <draw:equation draw:name="f209" draw:formula="sqrt(?f205 * ?f205 + ?f208 * ?f208 + 0 * 0)"/>
            <draw:equation draw:name="f210" draw:formula="?f46 * ?f46 / ?f209"/>
            <draw:equation draw:name="f211" draw:formula="?f207 * ?f210"/>
            <draw:equation draw:name="f212" draw:formula="?f193 + ?f211"/>
            <draw:equation draw:name="f213" draw:formula="?f204 * ?f210"/>
            <draw:equation draw:name="f214" draw:formula="?f195 + ?f213"/>
            <draw:equation draw:name="f215" draw:formula="if(?f143, ?f44, ?f196)"/>
            <draw:equation draw:name="f216" draw:formula="if(?f143, ?f32, ?f197)"/>
            <draw:equation draw:name="f217" draw:formula="if(?f143, ?f44, ?f198)"/>
            <draw:equation draw:name="f218" draw:formula="if(?f143, ?f32, ?f199)"/>
            <draw:equation draw:name="f219" draw:formula="if(?f143, ?f196, ?f212)"/>
            <draw:equation draw:name="f220" draw:formula="if(?f143, ?f197, ?f214)"/>
            <draw:equation draw:name="f221" draw:formula="if(?f143, ?f198, ?f212)"/>
            <draw:equation draw:name="f222" draw:formula="if(?f143, ?f199, ?f214)"/>
          </draw:enhanced-geometry>
        </draw:custom-shape>
        <draw:frame draw:id="id95" draw:style-name="a468" draw:name="Picture 2" svg:x="9.91022in" svg:y="4.12433in" svg:width="2.09955in" svg:height="2.09955in" style:rel-width="scale" style:rel-height="scale">
          <draw:image xlink:href="media/image1.png" xlink:type="simple" xlink:show="embed" xlink:actuate="onLoad"/>
          <svg:title/>
          <svg:desc>Boy, guy, man, user icon - Free download on Iconfinder</svg:desc>
        </draw:frame>
        <draw:frame draw:id="id96" draw:style-name="a469" draw:name="Picture 4" svg:x="1.25548in" svg:y="4.65046in" svg:width="1.97155in" svg:height="1.47658in" style:rel-width="scale" style:rel-height="scale">
          <draw:image xlink:href="media/image2.jpeg" xlink:type="simple" xlink:show="embed" xlink:actuate="onLoad"/>
          <svg:title/>
          <svg:desc>Writing Icon Vector Art &amp; Graphics | freevector.com</svg:desc>
        </draw:frame>
        <draw:frame draw:id="id97" draw:style-name="a473" draw:name="CuadroTexto 43" svg:x="3.4662in" svg:y="1.45431in" svg:width="1.39965in" svg:height="0.5722in">
          <draw:text-box>
            <text:p text:style-name="a472" text:class-names="" text:cond-style-name=""><text:span text:style-name="a470" text:class-names="">Update</text:span><text:span text:style-name="a471" text:class-names=""/></text:p>
          </draw:text-box>
          <svg:title/>
          <svg:desc/>
        </draw:frame>
        <draw:frame draw:id="id98" draw:style-name="a477" draw:name="CuadroTexto 46" svg:x="7.46902in" svg:y="1.51434in" svg:width="2.78352in" svg:height="0.5722in">
          <draw:text-box>
            <text:p text:style-name="a476" text:class-names="" text:cond-style-name=""><text:span text:style-name="a474" text:class-names="">Communication</text:span><text:span text:style-name="a475" text:class-names=""/></text:p>
          </draw:text-box>
          <svg:title/>
          <svg:desc/>
        </draw:frame>
        <draw:frame draw:id="id99" draw:style-name="a481" draw:name="CuadroTexto 47" svg:x="5.89138in" svg:y="6.8032in" svg:width="1.68589in" svg:height="0.5722in">
          <draw:text-box>
            <text:p text:style-name="a480" text:class-names="" text:cond-style-name=""><text:span text:style-name="a478" text:class-names="">Question</text:span><text:span text:style-name="a479" text:class-names=""/></text:p>
          </draw:text-box>
          <svg:title/>
          <svg:desc/>
        </draw:frame>
        <draw:frame draw:id="id100" draw:style-name="a485" draw:name="CuadroTexto 46" svg:x="3.40558in" svg:y="0.36073in" svg:width="6.73927in" svg:height="0.70684in">
          <draw:text-box>
            <text:p text:style-name="a484" text:class-names="" text:cond-style-name=""><text:span text:style-name="a482" text:class-names="">WYGIWYM vs WYSIWYG</text:span><text:span text:style-name="a48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gl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fech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/04/2022</text:date></text:span></text:p>
        </draw:text-box>
        <svg:title/>
        <svg:desc/>
      </draw:frame>
      <draw:frame draw:id="id3" presentation:style-name="a28" draw:name="Marcador de pie de página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6" draw:name="Título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Haga clic para modificar el estilo de título del patrón</text:span><text:span text:style-name="a34" text:class-names=""/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Haga clic para modificar el estilo de subtítulo del patrón</text:span><text:span text:style-name="a38" text:class-names=""/></text:p>
        </draw:text-box>
        <svg:title/>
        <svg:desc/>
      </draw:frame>
      <draw:frame draw:id="id7" presentation:style-name="a44" draw:name="Marcador de fecha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8/04/2022</text:date></text:span></text:p>
        </draw:text-box>
        <svg:title/>
        <svg:desc/>
      </draw:frame>
      <draw:frame draw:id="id8" presentation:style-name="a47" draw:name="Marcador de pie de página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Marcador de número de diapositiva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1">
      <draw:frame draw:id="id10" presentation:style-name="a55" draw:name="Título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Haga clic para modificar el estilo de título del patrón</text:span><text:span text:style-name="a53" text:class-names=""/></text:p>
        </draw:text-box>
        <svg:title/>
        <svg:desc/>
      </draw:frame>
      <draw:frame draw:id="id11" presentation:style-name="a72" draw:name="Marcador de contenido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Haga clic para modificar los estilos de texto del patró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i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i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Marcador de fecha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8/04/2022</text:date></text:span></text:p>
        </draw:text-box>
        <svg:title/>
        <svg:desc/>
      </draw:frame>
      <draw:frame draw:id="id13" presentation:style-name="a79" draw:name="Marcador de pie de página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Marcador de número de diapositiva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3">
      <draw:frame draw:id="id15" presentation:style-name="a87" draw:name="Título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6" presentation:style-name="a91" draw:name="Marcador de texto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95" draw:name="Marcador de fech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8/04/2022</text:date></text:span></text:p>
        </draw:text-box>
        <svg:title/>
        <svg:desc/>
      </draw:frame>
      <draw:frame draw:id="id18" presentation:style-name="a98" draw:name="Marcador de pie de página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Marcador de número de diapositiva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2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1" presentation:style-name="a123" draw:name="Marcador de conteni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Haga clic para modificar los estilos de texto del patró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i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i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Marcador de contenido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los estilos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i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Marcador de fecha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8/04/2022</text:date></text:span></text:p>
        </draw:text-box>
        <svg:title/>
        <svg:desc/>
      </draw:frame>
      <draw:frame draw:id="id24" presentation:style-name="a147" draw:name="Marcador de pie de página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Marcador de número de diapositiva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51">
      <draw:frame draw:id="id26" presentation:style-name="a155" draw:name="Título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Haga clic para modificar el estilo de título del patrón</text:span><text:span text:style-name="a153" text:class-names=""/></text:p>
        </draw:text-box>
        <svg:title/>
        <svg:desc/>
      </draw:frame>
      <draw:frame draw:id="id27" presentation:style-name="a159" draw:name="Marcador de texto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76" draw:name="Marcador de contenido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Haga clic para modificar los estilos de texto del patró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Marcador de texto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97" draw:name="Marcador de contenido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Haga clic para modificar los estilos de texto del patró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i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i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Marcador de fecha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8/04/2022</text:date></text:span></text:p>
        </draw:text-box>
        <svg:title/>
        <svg:desc/>
      </draw:frame>
      <draw:frame draw:id="id32" presentation:style-name="a204" draw:name="Marcador de pie de página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Marcador de número de diapositiva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208">
      <draw:frame draw:id="id34" presentation:style-name="a212" draw:name="Título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Haga clic para modificar el estilo de título del patrón</text:span><text:span text:style-name="a210" text:class-names=""/></text:p>
        </draw:text-box>
        <svg:title/>
        <svg:desc/>
      </draw:frame>
      <draw:frame draw:id="id35" presentation:style-name="a216" draw:name="Marcador de fecha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8/04/2022</text:date></text:span></text:p>
        </draw:text-box>
        <svg:title/>
        <svg:desc/>
      </draw:frame>
      <draw:frame draw:id="id36" presentation:style-name="a219" draw:name="Marcador de pie de página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Marcador de número de diapositiva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23">
      <draw:frame draw:id="id38" presentation:style-name="a227" draw:name="Marcador de fecha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8/04/2022</text:date></text:span></text:p>
        </draw:text-box>
        <svg:title/>
        <svg:desc/>
      </draw:frame>
      <draw:frame draw:id="id39" presentation:style-name="a230" draw:name="Marcador de pie de página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Marcador de número de diapositiva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34">
      <draw:frame draw:id="id41" presentation:style-name="a238" draw:name="Título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Haga clic para modificar el estilo de título del patrón</text:span><text:span text:style-name="a236" text:class-names=""/></text:p>
        </draw:text-box>
        <svg:title/>
        <svg:desc/>
      </draw:frame>
      <draw:frame draw:id="id42" presentation:style-name="a255" draw:name="Marcador de contenido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Haga clic para modificar los estilos de texto del patró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arcador de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63" draw:name="Marcador de fecha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/04/2022</text:date></text:span></text:p>
        </draw:text-box>
        <svg:title/>
        <svg:desc/>
      </draw:frame>
      <draw:frame draw:id="id45" presentation:style-name="a266" draw:name="Marcador de pie de página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Marcador de número de diapositiva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70">
      <draw:frame draw:id="id47" presentation:style-name="a274" draw:name="Título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Haga clic para modificar el estilo de título del patrón</text:span><text:span text:style-name="a272" text:class-names=""/></text:p>
        </draw:text-box>
        <svg:title/>
        <svg:desc/>
      </draw:frame>
      <draw:frame draw:id="id48" presentation:style-name="a277" draw:name="Marcador de posición de imagen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Marcador de texto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85" draw:name="Marcador de fecha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8/04/2022</text:date></text:span></text:p>
        </draw:text-box>
        <svg:title/>
        <svg:desc/>
      </draw:frame>
      <draw:frame draw:id="id51" presentation:style-name="a288" draw:name="Marcador de pie de página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Marcador de número de diapositiva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92">
      <draw:frame draw:id="id53" presentation:style-name="a296" draw:name="Título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Haga clic para modificar el estilo de título del patrón</text:span><text:span text:style-name="a294" text:class-names=""/></text:p>
        </draw:text-box>
        <svg:title/>
        <svg:desc/>
      </draw:frame>
      <draw:frame draw:id="id54" presentation:style-name="a313" draw:name="Marcador de texto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los estilos de texto del patró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gundo ni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Quinto ni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Marcador de fecha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8/04/2022</text:date></text:span></text:p>
        </draw:text-box>
        <svg:title/>
        <svg:desc/>
      </draw:frame>
      <draw:frame draw:id="id56" presentation:style-name="a320" draw:name="Marcador de pie de página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Marcador de número de diapositiva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24">
      <draw:frame draw:id="id58" presentation:style-name="a328" draw:name="Título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Haga clic para modificar el estilo de título del patrón</text:span><text:span text:style-name="a326" text:class-names=""/></text:p>
        </draw:text-box>
        <svg:title/>
        <svg:desc/>
      </draw:frame>
      <draw:frame draw:id="id59" presentation:style-name="a345" draw:name="Marcador de texto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Haga clic para modificar los estilos de texto del patró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gundo ni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Quinto ni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8/04/2022</text:date></text:span></text:p>
        </draw:text-box>
        <svg:title/>
        <svg:desc/>
      </draw:frame>
      <draw:frame draw:id="id61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Marcador de número de diapositiva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Angel Manuel Sanchez Bermudez</meta:initial-creator>
    <dc:creator>Angel Manuel Sanchez Bermudez</dc:creator>
    <meta:creation-date>2022-04-27T11:33:51Z</meta:creation-date>
    <dc:date>2022-04-28T05:35:45Z</dc:date>
    <meta:editing-cycles>4</meta:editing-cycles>
    <meta:editing-duration>PT3109S</meta:editing-duration>
    <meta:document-statistic meta:paragraph-count="19" meta:word-count="23"/>
  </office:meta>
</office:document-meta>
</file>